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R PL UMing HK1" svg:font-family="'AR PL UMing HK'" style:font-pitch="variable"/>
    <style:font-face style:name="Lohit Hindi2" svg:font-family="'Lohit Hindi'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Gill Sans MT" svg:font-family="'Gill Sans M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82cm" fo:margin-left="-0.208cm" table:align="left" style:writing-mode="lr-tb"/>
    </style:style>
    <style:style style:name="Table1.A" style:family="table-column">
      <style:table-column-properties style:column-width="0.826cm"/>
    </style:style>
    <style:style style:name="Table1.B" style:family="table-column">
      <style:table-column-properties style:column-width="6.033cm"/>
    </style:style>
    <style:style style:name="Table1.C" style:family="table-column">
      <style:table-column-properties style:column-width="10.72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2" style:family="table-row">
      <style:table-row-properties style:min-row-height="0.427cm" style:keep-together="true" fo:keep-together="auto"/>
    </style:style>
    <style:style style:name="Table1.16" style:family="table-row">
      <style:table-row-properties style:min-row-height="0.15cm" style:keep-together="true" fo:keep-together="auto"/>
    </style:style>
    <style:style style:name="Table1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8.692cm" fo:margin-left="-0.653cm" table:align="left" style:writing-mode="lr-tb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4.921cm"/>
    </style:style>
    <style:style style:name="Table2.C" style:family="table-column">
      <style:table-column-properties style:column-width="12.65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006cm" fo:margin-left="-0.208cm" table:align="left" style:writing-mode="lr-tb"/>
    </style:style>
    <style:style style:name="Table3.A" style:family="table-column">
      <style:table-column-properties style:column-width="1.129cm"/>
    </style:style>
    <style:style style:name="Table3.B" style:family="table-column">
      <style:table-column-properties style:column-width="2.328cm"/>
    </style:style>
    <style:style style:name="Table3.C" style:family="table-column">
      <style:table-column-properties style:column-width="9.222cm"/>
    </style:style>
    <style:style style:name="Table3.D" style:family="table-column">
      <style:table-column-properties style:column-width="5.32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8.006cm" fo:margin-left="-0.208cm" table:align="left" style:writing-mode="lr-tb"/>
    </style:style>
    <style:style style:name="Table9.A" style:family="table-column">
      <style:table-column-properties style:column-width="1.106cm"/>
    </style:style>
    <style:style style:name="Table9.B" style:family="table-column">
      <style:table-column-properties style:column-width="2.168cm"/>
    </style:style>
    <style:style style:name="Table9.C" style:family="table-column">
      <style:table-column-properties style:column-width="9.405cm"/>
    </style:style>
    <style:style style:name="Table9.D" style:family="table-column">
      <style:table-column-properties style:column-width="5.327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0.665cm" style:keep-together="true" fo:keep-together="auto"/>
    </style:style>
    <style:style style:name="Table9.3" style:family="table-row">
      <style:table-row-properties style:min-row-height="0.586cm" style:keep-together="true" fo:keep-together="auto"/>
    </style:style>
    <style:style style:name="Table9.7" style:family="table-row">
      <style:table-row-properties style:min-row-height="0.123cm" style:keep-together="true" fo:keep-together="auto"/>
    </style:style>
    <style:style style:name="Table10" style:family="table">
      <style:table-properties style:width="18.006cm" fo:margin-left="-0.208cm" table:align="left" style:writing-mode="lr-tb"/>
    </style:style>
    <style:style style:name="Table10.A" style:family="table-column">
      <style:table-column-properties style:column-width="1.109cm"/>
    </style:style>
    <style:style style:name="Table10.B" style:family="table-column">
      <style:table-column-properties style:column-width="2.111cm"/>
    </style:style>
    <style:style style:name="Table10.C" style:family="table-column">
      <style:table-column-properties style:column-width="9.458cm"/>
    </style:style>
    <style:style style:name="Table10.D" style:family="table-column">
      <style:table-column-properties style:column-width="5.327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5" style:family="table-row">
      <style:table-row-properties style:min-row-height="1.3cm" style:keep-together="true" fo:keep-together="auto"/>
    </style:style>
    <style:style style:name="Table11" style:family="table">
      <style:table-properties style:width="16.312cm" fo:margin-left="-0.208cm" table:align="left" style:writing-mode="lr-tb"/>
    </style:style>
    <style:style style:name="Table11.A" style:family="table-column">
      <style:table-column-properties style:column-width="7.599cm"/>
    </style:style>
    <style:style style:name="Table11.B" style:family="table-column">
      <style:table-column-properties style:column-width="5.715cm"/>
    </style:style>
    <style:style style:name="Table11.C" style:family="table-column">
      <style:table-column-properties style:column-width="2.999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Trajan Pro" fo:font-size="9pt" style:font-size-asian="9pt" style:font-name-complex="Trajan Pro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fo:font-weight="bold" style:font-size-asian="20pt" style:font-weight-asian="bold" style:font-name-complex="Copperplate Gothic Bold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000000" style:font-name="Copperplate Gothic Bold" fo:font-size="22pt" fo:language="fi" fo:country="FI" fo:font-weight="bold" style:font-size-asian="22pt" style:font-weight-asian="bold" style:font-name-complex="Copperplate Gothic Bold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0000" style:font-name="Copperplate Gothic Bold" fo:font-size="9pt" fo:language="fi" fo:country="FI" style:font-size-asian="9pt" style:font-name-complex="Copperplate Gothic Bold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0000" style:font-name="Copperplate Gothic Bold" fo:font-size="20pt" fo:font-weight="bold" style:font-size-asian="20pt" style:font-weight-asian="bold" style:font-name-complex="Copperplate Gothic 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Copperplate Gothic Bold" fo:font-size="20pt" fo:language="fi" fo:country="FI" fo:font-weight="bold" style:font-size-asian="20pt" style:font-weight-asian="bold" style:font-name-complex="Copperplate Gothic Bold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00" style:font-name="Copperplate Gothic Bold" fo:font-size="20pt" fo:language="fi" fo:country="FI" fo:font-weight="bold" style:font-size-asian="20pt" style:font-weight-asian="bold" style:font-name-complex="Copperplate Gothic 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Copperplate Gothic Bold" fo:font-size="20pt" fo:language="fi" fo:country="FI" fo:font-weight="bold" style:font-size-asian="20pt" style:font-weight-asian="bold" style:font-name-complex="Copperplate Gothic 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pperplate Gothic Bold" fo:font-size="20pt" fo:language="sv" fo:country="SE" fo:font-weight="bold" style:font-size-asian="20pt" style:font-weight-asian="bold" style:font-name-complex="Copperplate Gothic 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opperplate Gothic Bold" fo:language="sv" fo:country="SE" fo:font-weight="bold" style:font-weight-asian="bold" style:font-name-complex="Copperplate Gothic 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Copperplate Gothic Bold" fo:font-size="16pt" fo:font-weight="bold" style:font-size-asian="16pt" style:font-weight-asian="bold" style:font-name-complex="Copperplate Gothic Bold" style:font-size-complex="16pt" style:font-weight-complex="bold"/>
    </style:style>
    <style:style style:name="P13" style:family="paragraph" style:parent-style-name="Standard">
      <style:text-properties fo:color="#000000" style:font-name="Copperplate Gothic Bold" fo:font-size="16pt" fo:language="fi" fo:country="FI" fo:font-weight="bold" style:font-size-asian="16pt" style:font-weight-asian="bold" style:font-name-complex="Copperplate Gothic 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Copperplate Gothic Bold" fo:font-size="16pt" fo:language="fi" fo:country="FI" fo:font-weight="bold" style:font-size-asian="16pt" style:font-weight-asian="bold" style:font-name-complex="Copperplate Gothic 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Copperplate Gothic Bold" fo:font-size="16pt" fo:language="sv" fo:country="SE" fo:font-weight="bold" style:font-size-asian="16pt" style:font-weight-asian="bold" style:font-name-complex="Copperplate Gothic Bold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000000" style:font-name="Copperplate Gothic Bold" fo:font-size="11pt" style:font-size-asian="11pt" style:font-name-complex="Copperplate Gothic Bold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000000" style:font-name="Copperplate Gothic Bold" fo:font-size="14pt" fo:font-weight="bold" style:font-size-asian="14pt" style:font-weight-asian="bold" style:font-name-complex="Copperplate Gothic 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opperplate Gothic Bold" fo:font-size="14pt" fo:language="sv" fo:country="SE" fo:font-weight="bold" style:font-size-asian="14pt" style:font-weight-asian="bold" style:font-name-complex="Copperplate Gothic 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opperplate Gothic Bold" fo:font-size="14pt" fo:language="fi" fo:country="FI" fo:font-weight="bold" style:font-size-asian="14pt" style:font-weight-asian="bold" style:font-name-complex="Copperplate Gothic Bold" style:font-size-complex="14pt" style:font-weight-complex="bold"/>
    </style:style>
    <style:style style:name="P20" style:family="paragraph" style:parent-style-name="Standard">
      <style:text-properties fo:color="#000000" style:font-name="Verdana" fo:font-size="9pt" fo:language="fi" fo:country="FI" style:font-size-asian="9pt" style:font-name-complex="Verdana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000000" style:font-name="Verdana" fo:font-size="9pt" fo:language="fi" fo:country="FI" style:font-size-asian="9pt" style:font-name-complex="Verdana" style:font-size-complex="9pt"/>
    </style:style>
    <style:style style:name="P22" style:family="paragraph" style:parent-style-name="Standard">
      <style:text-properties fo:color="#000000" style:font-name="Verdana" fo:font-size="9pt" fo:language="sv" fo:country="SE" style:font-size-asian="9pt" style:font-name-complex="Verdana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00" style:font-name="Verdana" fo:font-size="9pt" fo:language="sv" fo:country="SE" style:font-size-asian="9pt" style:font-name-complex="Verdana" style:font-size-complex="9pt"/>
    </style:style>
    <style:style style:name="P24" style:family="paragraph" style:parent-style-name="Standard">
      <style:text-properties fo:color="#000000" style:font-name="Verdana" fo:font-size="9pt" style:font-size-asian="9pt" style:font-name-complex="Verdana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style:font-name="Verdana" fo:font-size="9pt" style:font-size-asian="9pt" style:font-name-complex="Verdana" style:font-size-complex="9pt"/>
    </style:style>
    <style:style style:name="P26" style:family="paragraph" style:parent-style-name="Standard">
      <style:text-properties fo:color="#000000" style:font-name="Gill Sans MT" style:font-name-complex="Gill Sans MT"/>
    </style:style>
    <style:style style:name="P27" style:family="paragraph" style:parent-style-name="Standard">
      <style:paragraph-properties style:snap-to-layout-grid="false"/>
      <style:text-properties fo:color="#000000" style:font-name="Gill Sans MT" style:font-name-complex="Gill Sans MT"/>
    </style:style>
    <style:style style:name="P28" style:family="paragraph" style:parent-style-name="Standard">
      <style:text-properties fo:color="#000000" style:font-name="Gill Sans MT" fo:language="fi" fo:country="FI" style:font-name-complex="Gill Sans MT"/>
    </style:style>
    <style:style style:name="P29" style:family="paragraph" style:parent-style-name="Standard">
      <style:paragraph-properties fo:text-align="center" style:justify-single-word="false"/>
      <style:text-properties fo:color="#000000" style:font-name="Gill Sans MT" fo:language="fi" fo:country="FI" style:font-name-complex="Gill Sans MT"/>
    </style:style>
    <style:style style:name="P30" style:family="paragraph" style:parent-style-name="Standard">
      <style:text-properties fo:color="#000000" style:font-name="Gill Sans MT" fo:language="fi" fo:country="FI" style:font-name-complex="Gill Sans MT" style:font-weight-complex="bold"/>
    </style:style>
    <style:style style:name="P31" style:family="paragraph" style:parent-style-name="Standard">
      <style:paragraph-properties>
        <style:tab-stops>
          <style:tab-stop style:position="0.445cm"/>
        </style:tab-stops>
      </style:paragraph-properties>
      <style:text-properties fo:color="#000000" style:font-name="Gill Sans MT" fo:language="fi" fo:country="FI" style:font-name-complex="Gill Sans MT"/>
    </style:style>
    <style:style style:name="P32" style:family="paragraph" style:parent-style-name="Standard">
      <style:paragraph-properties style:snap-to-layout-grid="false">
        <style:tab-stops>
          <style:tab-stop style:position="0.445cm"/>
        </style:tab-stops>
      </style:paragraph-properties>
      <style:text-properties fo:color="#000000" style:font-name="Gill Sans MT" fo:language="fi" fo:country="FI" style:font-name-complex="Gill Sans MT"/>
    </style:style>
    <style:style style:name="P33" style:family="paragraph" style:parent-style-name="Standard">
      <style:text-properties fo:color="#000000" style:font-name="Gill Sans MT" fo:language="fi" fo:country="FI" fo:font-weight="bold" style:font-weight-asian="bold" style:font-name-complex="Gill Sans M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font-name="Gill Sans MT" fo:language="fi" fo:country="FI" fo:font-weight="bold" style:font-weight-asian="bold" style:font-name-complex="Gill Sans MT" style:font-weight-complex="bold"/>
    </style:style>
    <style:style style:name="P35" style:family="paragraph" style:parent-style-name="Standard">
      <style:paragraph-properties>
        <style:tab-stops>
          <style:tab-stop style:position="0.445cm"/>
        </style:tab-stops>
      </style:paragraph-properties>
      <style:text-properties fo:color="#000000" style:font-name="Gill Sans MT" fo:language="fi" fo:country="FI" style:text-underline-style="solid" style:text-underline-width="auto" style:text-underline-color="font-color" style:font-name-complex="Gill Sans MT"/>
    </style:style>
    <style:style style:name="P36" style:family="paragraph" style:parent-style-name="Standard">
      <style:text-properties fo:color="#000000" style:font-name="Gill Sans MT" fo:language="sv" fo:country="SE" style:font-name-complex="Gill Sans MT"/>
    </style:style>
    <style:style style:name="P37" style:family="paragraph" style:parent-style-name="Standard">
      <style:paragraph-properties fo:text-align="center" style:justify-single-word="false"/>
      <style:text-properties fo:color="#000000" style:font-name="Gill Sans MT" fo:language="sv" fo:country="SE" style:font-name-complex="Gill Sans MT"/>
    </style:style>
    <style:style style:name="P38" style:family="paragraph" style:parent-style-name="Standard">
      <style:paragraph-properties style:snap-to-layout-grid="false"/>
      <style:text-properties fo:color="#000000" style:font-name="Gill Sans MT" fo:language="sv" fo:country="SE" style:font-name-complex="Gill Sans MT"/>
    </style:style>
    <style:style style:name="P39" style:family="paragraph" style:parent-style-name="Standard">
      <style:paragraph-properties>
        <style:tab-stops>
          <style:tab-stop style:position="1.044cm"/>
        </style:tab-stops>
      </style:paragraph-properties>
      <style:text-properties fo:color="#000000" style:font-name="Gill Sans MT" fo:language="sv" fo:country="SE" style:font-name-complex="Gill Sans MT"/>
    </style:style>
    <style:style style:name="P40" style:family="paragraph" style:parent-style-name="Standard">
      <style:paragraph-properties style:snap-to-layout-grid="false">
        <style:tab-stops>
          <style:tab-stop style:position="1.044cm"/>
        </style:tab-stops>
      </style:paragraph-properties>
      <style:text-properties fo:color="#000000" style:font-name="Gill Sans MT" fo:language="sv" fo:country="SE" style:font-name-complex="Gill Sans MT"/>
    </style:style>
    <style:style style:name="P41" style:family="paragraph" style:parent-style-name="Standard">
      <style:paragraph-properties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42" style:family="paragraph" style:parent-style-name="Standard">
      <style:text-properties fo:color="#000000" style:font-name="Gill Sans MT" fo:language="sv" fo:country="SE" fo:font-weight="bold" style:font-weight-asian="bold" style:font-name-complex="Gill Sans MT"/>
    </style:style>
    <style:style style:name="P43" style:family="paragraph" style:parent-style-name="Standard">
      <style:paragraph-properties style:snap-to-layout-grid="false"/>
      <style:text-properties fo:color="#000000" style:font-name="Gill Sans MT" fo:language="sv" fo:country="SE" fo:font-weight="bold" style:font-weight-asian="bold" style:font-name-complex="Gill Sans M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Gill Sans MT" fo:language="sv" fo:country="SE" fo:font-weight="bold" style:font-weight-asian="bold" style:font-name-complex="Gill Sans MT"/>
    </style:style>
    <style:style style:name="P45" style:family="paragraph" style:parent-style-name="Standard">
      <style:paragraph-properties fo:text-align="center" style:justify-single-word="false">
        <style:tab-stops>
          <style:tab-stop style:position="1.044cm"/>
          <style:tab-stop style:position="4.819cm"/>
        </style:tab-stops>
      </style:paragraph-properties>
      <style:text-properties fo:color="#000000" style:font-name="Gill Sans MT" fo:language="sv" fo:country="SE" fo:font-weight="bold" style:font-weight-asian="bold" style:font-name-complex="Gill Sans MT"/>
    </style:style>
    <style:style style:name="P46" style:family="paragraph" style:parent-style-name="Standard">
      <style:text-properties fo:color="#000000" style:font-name="Gill Sans MT" fo:font-size="11pt" fo:language="sv" fo:country="SE" style:font-size-asian="11pt" style:font-name-complex="Gill Sans MT" style:font-size-complex="11pt"/>
    </style:style>
    <style:style style:name="P47" style:family="paragraph" style:parent-style-name="Standard">
      <style:text-properties fo:color="#000000" style:font-name="Gill Sans MT" fo:language="it" fo:country="IT" style:font-name-complex="Gill Sans MT"/>
    </style:style>
    <style:style style:name="P48" style:family="paragraph" style:parent-style-name="Standard">
      <style:text-properties fo:color="#000000" style:font-name="Trajan Pro" fo:font-size="9pt" fo:language="fi" fo:country="FI" style:font-size-asian="9pt" style:font-name-complex="Trajan Pro" style:font-size-complex="9pt"/>
    </style:style>
    <style:style style:name="P49" style:family="paragraph" style:parent-style-name="Standard">
      <style:paragraph-properties fo:text-align="center" style:justify-single-word="false"/>
      <style:text-properties fo:color="#000000" style:font-name="Trajan Pro" fo:font-size="9pt" fo:language="fi" fo:country="FI" style:font-size-asian="9pt" style:font-name-complex="Trajan Pro" style:font-size-complex="9pt"/>
    </style:style>
    <style:style style:name="P50" style:family="paragraph" style:parent-style-name="Standard">
      <style:text-properties fo:color="#000000" style:font-name="Trajan Pro" fo:font-size="9pt" fo:language="sv" fo:country="SE" style:font-size-asian="9pt" style:font-name-complex="Trajan Pro" style:font-size-complex="9pt"/>
    </style:style>
    <style:style style:name="P51" style:family="paragraph" style:parent-style-name="Standard">
      <style:text-properties fo:color="#000000" style:font-name="Trajan Pro" fo:font-size="11pt" fo:language="sv" fo:country="SE" fo:font-weight="bold" style:font-size-asian="11pt" style:font-weight-asian="bold" style:font-name-complex="Trajan Pro" style:font-size-complex="11pt"/>
    </style:style>
    <style:style style:name="P52" style:family="paragraph" style:parent-style-name="Standard">
      <style:paragraph-properties fo:text-align="center" style:justify-single-word="false"/>
      <style:text-properties fo:color="#000000" style:font-name="Trajan Pro" fo:font-size="11pt" fo:language="sv" fo:country="SE" fo:font-weight="bold" style:font-size-asian="11pt" style:font-weight-asian="bold" style:font-name-complex="Trajan Pro" style:font-size-complex="11pt"/>
    </style:style>
    <style:style style:name="P53" style:family="paragraph" style:parent-style-name="Standard">
      <style:paragraph-properties style:snap-to-layout-grid="false"/>
      <style:text-properties style:font-name="Gill Sans MT" style:font-name-complex="Gill Sans MT"/>
    </style:style>
    <style:style style:name="P54" style:family="paragraph" style:parent-style-name="Standard">
      <style:paragraph-properties style:snap-to-layout-grid="false"/>
      <style:text-properties style:font-name="Gill Sans MT" fo:language="fi" fo:country="FI" style:font-name-complex="Gill Sans MT"/>
    </style:style>
    <style:style style:name="P55" style:family="paragraph" style:parent-style-name="Standard">
      <style:paragraph-properties fo:margin-left="0.021cm" fo:margin-right="0cm" fo:text-indent="0cm" style:auto-text-indent="false"/>
      <style:text-properties fo:color="#000000" style:font-name="Gill Sans MT" style:font-name-complex="Gill Sans MT"/>
    </style:style>
    <style:style style:name="P56" style:family="paragraph" style:parent-style-name="Standard">
      <style:paragraph-properties fo:margin-left="0.021cm" fo:margin-right="0cm" fo:text-indent="0cm" style:auto-text-indent="false" style:snap-to-layout-grid="false"/>
      <style:text-properties fo:color="#000000" style:font-name="Gill Sans MT" style:font-name-complex="Gill Sans MT"/>
    </style:style>
    <style:style style:name="P57" style:family="paragraph" style:parent-style-name="Standard">
      <style:paragraph-properties fo:margin-left="0.021cm" fo:margin-right="0cm" fo:text-indent="0cm" style:auto-text-indent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58" style:family="paragraph" style:parent-style-name="Standard">
      <style:paragraph-properties fo:margin-left="0.021cm" fo:margin-right="0cm" fo:text-indent="0cm" style:auto-text-indent="false" style:snap-to-layout-grid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59" style:family="paragraph" style:parent-style-name="Standard">
      <style:paragraph-properties fo:margin-left="0.021cm" fo:margin-right="0cm" fo:text-indent="0cm" style:auto-text-indent="false" style:snap-to-layout-grid="false"/>
      <style:text-properties fo:color="#000000" style:font-name="Gill Sans MT" fo:language="fi" fo:country="FI" style:font-name-complex="Gill Sans MT"/>
    </style:style>
    <style:style style:name="P60" style:family="paragraph" style:parent-style-name="Standard">
      <style:paragraph-properties fo:margin-left="0.021cm" fo:margin-right="0cm" fo:text-indent="0cm" style:auto-text-indent="false">
        <style:tab-stops>
          <style:tab-stop style:position="1.044cm"/>
        </style:tab-stops>
      </style:paragraph-properties>
      <style:text-properties fo:color="#000000" style:font-name="Gill Sans MT" fo:language="fi" fo:country="FI" style:font-name-complex="Gill Sans MT"/>
    </style:style>
    <style:style style:name="P61" style:family="paragraph" style:parent-style-name="Standard">
      <style:paragraph-properties fo:margin-left="0.021cm" fo:margin-right="0cm" fo:text-indent="0cm" style:auto-text-indent="false" style:snap-to-layout-grid="false">
        <style:tab-stops>
          <style:tab-stop style:position="1.044cm"/>
        </style:tab-stops>
      </style:paragraph-properties>
      <style:text-properties fo:color="#000000" style:font-name="Gill Sans MT" fo:language="fi" fo:country="FI" style:font-name-complex="Gill Sans MT"/>
    </style:style>
    <style:style style:name="P62" style:family="paragraph" style:parent-style-name="Standard">
      <style:paragraph-properties fo:margin-left="0.021cm" fo:margin-right="0cm" fo:text-indent="0cm" style:auto-text-indent="false"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63" style:family="paragraph" style:parent-style-name="Standard">
      <style:paragraph-properties fo:margin-left="0.021cm" fo:margin-right="0cm" fo:text-indent="0cm" style:auto-text-indent="false" style:snap-to-layout-grid="false"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64" style:family="paragraph" style:parent-style-name="Standard">
      <style:paragraph-properties fo:text-align="center" style:justify-single-word="false" fo:break-before="page"/>
      <style:text-properties fo:color="#000000" style:font-name="Copperplate Gothic Bold" fo:font-size="20pt" fo:language="sv" fo:country="SE" fo:font-weight="bold" style:font-size-asian="20pt" style:font-weight-asian="bold" style:font-name-complex="Copperplate Gothic Bold" style:font-size-complex="18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Copperplate Gothic Bold" fo:font-size="20pt" fo:font-weight="bold" style:font-size-asian="20pt" style:font-weight-asian="bold" style:font-name-complex="Copperplate Gothic Bold" style:font-size-complex="20pt"/>
    </style:style>
    <style:style style:name="P66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1.044cm"/>
          <style:tab-stop style:position="4.819cm"/>
        </style:tab-stops>
      </style:paragraph-properties>
      <style:text-properties fo:color="#000000" style:font-name="Gill Sans MT" fo:language="sv" fo:country="SE" fo:font-weight="bold" style:font-weight-asian="bold" style:font-name-complex="Gill Sans MT"/>
    </style:style>
    <style:style style:name="P67" style:family="paragraph" style:parent-style-name="Standard">
      <style:paragraph-properties fo:margin-left="0.635cm" fo:margin-right="0cm" fo:text-indent="0cm" style:auto-text-indent="false" style:snap-to-layout-grid="false"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68" style:family="paragraph" style:parent-style-name="Standard">
      <style:paragraph-properties fo:margin-left="0.635cm" fo:margin-right="0cm" fo:text-indent="0cm" style:auto-text-indent="false" style:snap-to-layout-grid="false">
        <style:tab-stops>
          <style:tab-stop style:position="0.445cm"/>
        </style:tab-stops>
      </style:paragraph-properties>
      <style:text-properties fo:color="#000000" style:font-name="Gill Sans MT" fo:language="fi" fo:country="FI" style:text-underline-style="solid" style:text-underline-width="auto" style:text-underline-color="font-color" style:font-name-complex="Gill Sans MT"/>
    </style:style>
    <style:style style:name="P69" style:family="paragraph" style:parent-style-name="Standard">
      <style:paragraph-properties fo:margin-left="0.656cm" fo:margin-right="0cm" fo:text-indent="0cm" style:auto-text-indent="false" style:snap-to-layout-grid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70" style:family="paragraph" style:parent-style-name="Standard">
      <style:paragraph-properties fo:margin-top="0.106cm" fo:margin-bottom="0.106cm"/>
      <style:text-properties fo:color="#000000" style:font-name="Gill Sans MT" style:font-name-complex="Gill Sans MT"/>
    </style:style>
    <style:style style:name="P71" style:family="paragraph" style:parent-style-name="Standard">
      <style:paragraph-properties fo:margin-top="0.106cm" fo:margin-bottom="0.106cm" style:snap-to-layout-grid="false"/>
      <style:text-properties fo:color="#000000" style:font-name="Gill Sans MT" style:font-name-complex="Gill Sans MT"/>
    </style:style>
    <style:style style:name="P72" style:family="paragraph" style:parent-style-name="Standard">
      <style:paragraph-properties fo:margin-top="0.106cm" fo:margin-bottom="0.106cm" style:snap-to-layout-grid="false"/>
      <style:text-properties fo:color="#000000" style:font-name="Gill Sans MT" fo:language="fi" fo:country="FI" style:font-name-complex="Gill Sans MT"/>
    </style:style>
    <style:style style:name="P73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Copperplate Gothic Bold" fo:font-size="22pt" fo:language="fi" fo:country="FI" fo:font-weight="bold" style:font-size-asian="22pt" style:font-weight-asian="bold" style:font-name-complex="Copperplate Gothic Bold" style:font-size-complex="22pt"/>
    </style:style>
    <style:style style:name="P74" style:family="paragraph" style:parent-style-name="Standard">
      <style:paragraph-properties fo:text-align="center" style:justify-single-word="false"/>
      <style:text-properties fo:color="#000000" style:font-name="Copperplate Gothic Bold" fo:font-size="14pt" fo:language="fi" fo:country="FI" fo:font-weight="bold" style:font-size-asian="14pt" style:font-weight-asian="bold" style:font-name-complex="Copperplate Gothic 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Copperplate Gothic Bold" fo:font-size="20pt" fo:language="sv" fo:country="SE" fo:font-weight="bold" style:font-size-asian="20pt" style:font-weight-asian="bold" style:font-name-complex="Copperplate Gothic Bold" style:font-weight-complex="bold"/>
    </style:style>
    <style:style style:name="P76" style:family="paragraph" style:parent-style-name="Standard">
      <style:text-properties fo:color="#000000" style:font-name="Copperplate Gothic Bold" fo:font-size="16pt" fo:language="sv" fo:country="SE" fo:font-weight="bold" style:font-size-asian="16pt" style:font-weight-asian="bold" style:font-name-complex="Copperplate Gothic Bold" style:font-size-complex="16pt"/>
    </style:style>
    <style:style style:name="P77" style:family="paragraph" style:parent-style-name="Standard" style:list-style-name="WW8Num51">
      <style:text-properties fo:color="#000000" style:font-name="Gill Sans MT" fo:language="fi" fo:country="FI" style:font-name-complex="Gill Sans MT" style:font-weight-complex="bold"/>
    </style:style>
    <style:style style:name="P78" style:family="paragraph" style:parent-style-name="Standard" style:list-style-name="WW8Num54">
      <style:text-properties fo:color="#000000" style:font-name="Gill Sans MT" fo:language="fi" fo:country="FI" style:font-name-complex="Gill Sans MT" style:font-weight-complex="bold"/>
    </style:style>
    <style:style style:name="P79" style:family="paragraph" style:parent-style-name="Standard" style:list-style-name="WW8Num41">
      <style:text-properties fo:color="#000000" style:font-name="Gill Sans MT" fo:language="fi" fo:country="FI" style:font-name-complex="Gill Sans MT" style:font-weight-complex="bold"/>
    </style:style>
    <style:style style:name="P80" style:family="paragraph" style:parent-style-name="Standard" style:list-style-name="WW8Num33">
      <style:text-properties fo:color="#000000" style:font-name="Gill Sans MT" fo:language="fi" fo:country="FI" style:font-name-complex="Gill Sans MT" style:font-weight-complex="bold"/>
    </style:style>
    <style:style style:name="P81" style:family="paragraph" style:parent-style-name="Standard" style:list-style-name="WW8Num38">
      <style:text-properties fo:color="#000000" style:font-name="Gill Sans MT" fo:language="fi" fo:country="FI" style:font-name-complex="Gill Sans MT" style:font-weight-complex="bold"/>
    </style:style>
    <style:style style:name="P82" style:family="paragraph" style:parent-style-name="Standard" style:list-style-name="WW8Num27">
      <style:paragraph-properties>
        <style:tab-stops>
          <style:tab-stop style:position="0.445cm"/>
        </style:tab-stops>
      </style:paragraph-properties>
      <style:text-properties fo:color="#000000" style:font-name="Gill Sans MT" fo:language="fi" fo:country="FI" style:font-name-complex="Gill Sans MT"/>
    </style:style>
    <style:style style:name="P83" style:family="paragraph" style:parent-style-name="Standard" style:list-style-name="WW8Num3">
      <style:paragraph-properties>
        <style:tab-stops>
          <style:tab-stop style:position="0.445cm"/>
        </style:tab-stops>
      </style:paragraph-properties>
      <style:text-properties fo:color="#000000" style:font-name="Gill Sans MT" fo:language="fi" fo:country="FI" style:font-name-complex="Gill Sans MT"/>
    </style:style>
    <style:style style:name="P84" style:family="paragraph" style:parent-style-name="Standard" style:list-style-name="WW8Num19">
      <style:paragraph-properties>
        <style:tab-stops>
          <style:tab-stop style:position="0.445cm"/>
        </style:tab-stops>
      </style:paragraph-properties>
      <style:text-properties fo:color="#000000" style:font-name="Gill Sans MT" fo:language="fi" fo:country="FI" style:font-name-complex="Gill Sans MT"/>
    </style:style>
    <style:style style:name="P85" style:family="paragraph" style:parent-style-name="Standard" style:list-style-name="WW8Num54">
      <style:text-properties fo:color="#000000" style:font-name="Gill Sans MT" style:font-name-complex="Gill Sans MT" style:font-weight-complex="bold"/>
    </style:style>
    <style:style style:name="P86" style:family="paragraph" style:parent-style-name="Standard" style:list-style-name="WW8Num55">
      <style:text-properties fo:color="#000000" style:font-name="Gill Sans MT" style:font-name-complex="Gill Sans MT" style:font-weight-complex="bold"/>
    </style:style>
    <style:style style:name="P87" style:family="paragraph" style:parent-style-name="Standard" style:list-style-name="WW8Num46">
      <style:text-properties fo:color="#000000" style:font-name="Gill Sans MT" style:font-name-complex="Gill Sans MT"/>
    </style:style>
    <style:style style:name="P88" style:family="paragraph" style:parent-style-name="Standard" style:list-style-name="WW8Num27">
      <style:paragraph-properties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89" style:family="paragraph" style:parent-style-name="Standard" style:list-style-name="WW8Num52">
      <style:text-properties fo:color="#000000" style:font-name="Gill Sans MT" style:font-name-complex="Gill Sans MT"/>
    </style:style>
    <style:style style:name="P90" style:family="paragraph" style:parent-style-name="Standard">
      <style:text-properties fo:color="#000000" style:font-name="Gill Sans MT" fo:language="sv" fo:country="SE" style:font-name-complex="Gill Sans MT"/>
    </style:style>
    <style:style style:name="P91" style:family="paragraph" style:parent-style-name="Standard" style:list-style-name="WW8Num54">
      <style:text-properties fo:color="#000000" style:font-name="Gill Sans MT" fo:language="sv" fo:country="SE" style:font-name-complex="Gill Sans MT" style:font-weight-complex="bold"/>
    </style:style>
    <style:style style:name="P92" style:family="paragraph" style:parent-style-name="Standard" style:list-style-name="WW8Num41">
      <style:text-properties fo:color="#000000" style:font-name="Gill Sans MT" fo:language="sv" fo:country="SE" style:font-name-complex="Gill Sans MT" style:font-weight-complex="bold"/>
    </style:style>
    <style:style style:name="P93" style:family="paragraph" style:parent-style-name="Standard" style:list-style-name="WW8Num63">
      <style:text-properties fo:color="#000000" style:font-name="Gill Sans MT" fo:language="sv" fo:country="SE" style:font-name-complex="Gill Sans MT" style:font-weight-complex="bold"/>
    </style:style>
    <style:style style:name="P94" style:family="paragraph" style:parent-style-name="Standard" style:list-style-name="WW8Num38">
      <style:text-properties fo:color="#000000" style:font-name="Gill Sans MT" fo:language="sv" fo:country="SE" style:font-name-complex="Gill Sans MT" style:font-weight-complex="bold"/>
    </style:style>
    <style:style style:name="P95" style:family="paragraph" style:parent-style-name="Standard" style:list-style-name="WW8Num60">
      <style:text-properties fo:color="#000000" style:font-name="Gill Sans MT" fo:language="sv" fo:country="SE" style:font-name-complex="Gill Sans MT" style:font-weight-complex="bold"/>
    </style:style>
    <style:style style:name="P96" style:family="paragraph" style:parent-style-name="Standard" style:list-style-name="WW8Num57">
      <style:text-properties fo:color="#000000" style:font-name="Gill Sans MT" fo:language="sv" fo:country="SE" style:font-name-complex="Gill Sans MT"/>
    </style:style>
    <style:style style:name="P97" style:family="paragraph" style:parent-style-name="Standard" style:list-style-name="WW8Num5">
      <style:text-properties fo:color="#000000" style:font-name="Gill Sans MT" fo:language="sv" fo:country="SE" style:font-name-complex="Gill Sans MT"/>
    </style:style>
    <style:style style:name="P98" style:family="paragraph" style:parent-style-name="Standard" style:list-style-name="WW8Num25">
      <style:paragraph-properties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99" style:family="paragraph" style:parent-style-name="Standard" style:list-style-name="WW8Num3">
      <style:paragraph-properties>
        <style:tab-stops>
          <style:tab-stop style:position="0.445cm"/>
        </style:tab-stops>
      </style:paragraph-properties>
      <style:text-properties fo:color="#000000" style:font-name="Gill Sans MT" fo:language="sv" fo:country="SE" style:font-name-complex="Gill Sans MT"/>
    </style:style>
    <style:style style:name="P100" style:family="paragraph" style:parent-style-name="Standard" style:list-style-name="WW8Num52">
      <style:text-properties fo:color="#000000" style:font-name="Gill Sans MT" fo:language="sv" fo:country="SE" style:font-name-complex="Gill Sans MT"/>
    </style:style>
    <style:style style:name="P101" style:family="paragraph" style:parent-style-name="Standard" style:list-style-name="WW8Num19">
      <style:text-properties fo:color="#000000" style:font-name="Gill Sans MT" fo:language="sv" fo:country="SE" style:font-name-complex="Gill Sans MT"/>
    </style:style>
    <style:style style:name="P102" style:family="paragraph" style:parent-style-name="Standard">
      <style:text-properties fo:color="#000000" style:font-name="Gill Sans MT" fo:language="sv" fo:country="SE" fo:font-weight="bold" style:font-weight-asian="bold" style:font-name-complex="Gill Sans MT"/>
    </style:style>
    <style:style style:name="P103" style:family="paragraph" style:parent-style-name="Standard" style:list-style-name="WW8Num19">
      <style:text-properties fo:color="#000000" style:font-name="Gill Sans MT" fo:language="it" fo:country="IT" style:font-name-complex="Gill Sans MT"/>
    </style:style>
    <style:style style:name="P104" style:family="paragraph" style:parent-style-name="Standard">
      <style:paragraph-properties fo:text-align="center" style:justify-single-word="false"/>
    </style:style>
    <style:style style:name="P105" style:family="paragraph" style:parent-style-name="Standard" style:list-style-name="WW8Num47">
      <style:paragraph-properties fo:margin-left="1.198cm" fo:margin-right="0cm" fo:text-indent="-0.635cm" style:auto-text-indent="false">
        <style:tab-stops>
          <style:tab-stop style:position="1.198cm"/>
        </style:tab-stops>
      </style:paragraph-properties>
      <style:text-properties fo:color="#000000" style:font-name="Gill Sans MT" fo:language="fi" fo:country="FI" style:text-underline-style="solid" style:text-underline-width="auto" style:text-underline-color="font-color" style:font-name-complex="Gill Sans MT"/>
    </style:style>
    <style:style style:name="P106" style:family="paragraph" style:parent-style-name="Standard" style:list-style-name="WW8Num23">
      <style:paragraph-properties fo:margin-left="1.291cm" fo:margin-right="0cm" fo:text-indent="-1.27cm" style:auto-text-indent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107" style:family="paragraph" style:parent-style-name="Standard" style:list-style-name="WW8Num23">
      <style:paragraph-properties fo:margin-left="0.445cm" fo:margin-right="0cm" fo:text-indent="-0.423cm" style:auto-text-indent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108" style:family="paragraph" style:parent-style-name="Standard" style:list-style-name="WW8Num14">
      <style:paragraph-properties fo:margin-left="0.445cm" fo:margin-right="0cm" fo:text-indent="-0.423cm" style:auto-text-indent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109" style:family="paragraph" style:parent-style-name="Standard" style:list-style-name="WW8Num12">
      <style:paragraph-properties fo:margin-left="0.445cm" fo:margin-right="0cm" fo:text-indent="-0.423cm" style:auto-text-indent="false">
        <style:tab-stops>
          <style:tab-stop style:position="0.445cm"/>
        </style:tab-stops>
      </style:paragraph-properties>
      <style:text-properties fo:color="#000000" style:font-name="Gill Sans MT" style:font-name-complex="Gill Sans MT"/>
    </style:style>
    <style:style style:name="P110" style:family="paragraph" style:parent-style-name="Standard">
      <style:paragraph-properties fo:text-align="center" style:justify-single-word="false" fo:break-before="page"/>
      <style:text-properties style:font-name="Copperplate Gothic Bold" fo:font-size="20pt" fo:font-weight="bold" style:font-size-asian="20pt" style:font-weight-asian="bold" style:font-name-complex="Copperplate Gothic Bold" style:font-size-complex="20pt"/>
    </style:style>
    <style:style style:name="P111" style:family="paragraph" style:parent-style-name="Heading_20_1">
      <style:paragraph-properties fo:text-align="center" style:justify-single-word="false"/>
      <style:text-properties fo:color="#000000" style:font-name="Copperplate Gothic Bold" fo:font-size="20pt" fo:language="sv" fo:country="SE" style:letter-kerning="true" style:font-size-asian="20pt" style:font-name-complex="Copperplate Gothic Bold" style:font-size-complex="18pt"/>
    </style:style>
    <style:style style:name="P112" style:family="paragraph" style:parent-style-name="Heading_20_1">
      <style:paragraph-properties fo:text-align="center" style:justify-single-word="false" fo:break-before="page"/>
      <style:text-properties fo:color="#000000" style:font-name="Copperplate Gothic Bold" fo:font-size="20pt" fo:language="sv" fo:country="SE" style:letter-kerning="true" style:font-size-asian="20pt" style:font-name-complex="Copperplate Gothic Bold" style:font-size-complex="18pt"/>
    </style:style>
    <style:style style:name="T1" style:family="text">
      <style:text-properties fo:font-size="10pt" style:font-size-asian="10pt" style:font-name-complex="Copperplate Gothic Bold" style:font-size-complex="10pt"/>
    </style:style>
    <style:style style:name="T2" style:family="text">
      <style:text-properties style:font-name="Copperplate Gothic Bold" fo:font-size="10pt" style:font-name-asian="Copperplate Gothic Bold" style:font-size-asian="10pt" style:font-name-complex="Copperplate Gothic Bold" style:font-size-complex="10pt"/>
    </style:style>
    <style:style style:name="T3" style:family="text">
      <style:text-properties style:font-size-complex="20pt"/>
    </style:style>
    <style:style style:name="T4" style:family="text">
      <style:text-properties fo:language="fi" fo:country="FI"/>
    </style:style>
    <style:style style:name="T5" style:family="text">
      <style:text-properties fo:language="fi" fo:country="FI" style:font-size-complex="20pt"/>
    </style:style>
    <style:style style:name="T6" style:family="text">
      <style:text-properties fo:language="sv" fo:country="S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opperplate Gothic Bold" fo:font-size="16pt" fo:font-weight="bold" style:font-size-asian="16pt" style:font-weight-asian="bold" style:font-name-complex="Copperplate Gothic Bold" style:font-size-complex="16pt" style:font-weight-complex="bold"/>
    </style:style>
    <style:style style:name="T9" style:family="text">
      <style:text-properties fo:font-size="14pt" fo:language="fi" fo:country="FI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RA YP Sunaryo Prononagoro" text:name="CMP"/>
        <text:user-field-decl office:value-type="string" office:string-value="Chatarina Setya Prihatiningtyas S.TP." text:name="CMW"/>
        <text:user-field-decl office:value-type="string" office:string-value="R Wongsodikoro" text:name="OrtuCMP"/>
        <text:user-field-decl office:value-type="string" office:string-value="Antonius Widyaka" text:name="OrtuCMW"/>
      </text:user-field-decls>
      <text:p text:style-name="P73">BUKU PANDUAN</text:p>
      <text:p text:style-name="P4">PANITIA PERNIKAHA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/>
      <text:p text:style-name="P7"><text:user-field-get text:name="CMW">Chatarina Setya Prihatiningtyas S.TP.</text:user-field-get></text:p>
      <text:p text:style-name="P29">Putri dari Bapak <text:s/>&amp; Ibu </text:p>
      <text:p text:style-name="P21"/>
      <text:p text:style-name="P21"/>
      <text:p text:style-name="P21"/>
      <text:p text:style-name="P21"/>
      <text:p text:style-name="P21"/>
      <text:p text:style-name="P21"/>
      <text:p text:style-name="P29">Dengan</text:p>
      <text:p text:style-name="P21"/>
      <text:p text:style-name="P21"/>
      <text:p text:style-name="P20"/>
      <text:p text:style-name="P21"/>
      <text:p text:style-name="P7"><text:user-field-get text:name="CMP">KRA YP Sunaryo Prononagoro</text:user-field-get></text:p>
      <text:p text:style-name="P29">Putra Pertama dari Bapak <text:s/>&amp; Ibu </text:p>
      <text:p text:style-name="P49"/>
      <text:p text:style-name="P49"/>
      <text:p text:style-name="P49"/>
      <text:p text:style-name="P49"/>
      <text:p text:style-name="P48"/>
      <text:p text:style-name="P48"/>
      <text:p text:style-name="P48"/>
      <text:p text:style-name="P49"/>
      <text:p text:style-name="P20"/>
      <text:p text:style-name="P11">Sakramen Perkawinan</text:p>
      <text:p text:style-name="P37">15 Juli 2012, jam 10:00</text:p>
      <text:p text:style-name="P37">Gereja Bunda Maria Maguwo</text:p>
      <text:p text:style-name="P37"/>
      <text:p text:style-name="P37"/>
      <text:p text:style-name="P37"/>
      <text:p text:style-name="P37"/>
      <text:p text:style-name="P37"/>
      <text:p text:style-name="P11">Resepsi</text:p>
      <text:p text:style-name="P37">15 Juli 2012, jam 11:30</text:p>
      <text:p text:style-name="P37">Aula/Gazebo Gereja Bunda Maria Maguwo</text:p>
      <text:p text:style-name="P23"/>
      <text:p text:style-name="P23"/>
      <text:p text:style-name="P23"/>
      <text:p text:style-name="P23"><text:soft-page-break/></text:p>
      <text:p text:style-name="P9">SUSUNAN PANITIA PELAKSANA &amp; PEMERAN <text:span text:style-name="T3">ACARA PERNIKAHAN </text:span></text:p>
      <text:p text:style-name="P19"><text:user-field-get text:name="CMW">Chatarina Setya Prihatiningtyas S.TP.</text:user-field-get> </text:p>
      <text:p text:style-name="P19">DAN </text:p>
      <text:p text:style-name="P19"><text:user-field-get text:name="CMP">KRA YP Sunaryo Prononagoro</text:user-field-get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6">1</text:p>
          </table:table-cell>
          <table:table-cell table:style-name="Table1.A1" table:number-rows-spanned="2" office:value-type="string">
            <text:p text:style-name="P36">Pemangku Hajat</text:p>
          </table:table-cell>
          <table:table-cell table:style-name="Table1.C1" office:value-type="string">
            <text:p text:style-name="P27"><text:user-field-get text:name="OrtuCMW">Antonius Widyaka</text:user-field-get><text:user-field-get text:name="OrtuCMW">Antonius Widyaka</text:user-field-get></text:p>
          </table:table-cell>
        </table:table-row>
        <table:table-row table:style-name="Table1.1">
          <table:covered-table-cell/>
          <table:covered-table-cell/>
          <table:table-cell table:style-name="Table1.C1" office:value-type="string">
            <text:p text:style-name="P56"/>
          </table:table-cell>
        </table:table-row>
        <table:table-row table:style-name="Table1.1">
          <table:table-cell table:style-name="Table1.A1" table:number-rows-spanned="2" office:value-type="string">
            <text:p text:style-name="P26">2</text:p>
          </table:table-cell>
          <table:table-cell table:style-name="Table1.A1" table:number-rows-spanned="2" office:value-type="string">
            <text:p text:style-name="P26">Besan</text:p>
          </table:table-cell>
          <table:table-cell table:style-name="Table1.C1" office:value-type="string">
            <text:p text:style-name="P59"><text:user-field-get text:name="OrtuCMP">R Wongsodikoro</text:user-field-get></text:p>
          </table:table-cell>
        </table:table-row>
        <table:table-row table:style-name="Table1.1">
          <table:covered-table-cell/>
          <table:covered-table-cell/>
          <table:table-cell table:style-name="Table1.C1" office:value-type="string">
            <text:p text:style-name="P56"/>
          </table:table-cell>
        </table:table-row>
        <table:table-row table:style-name="Table1.1">
          <table:table-cell table:style-name="Table1.A1" table:number-rows-spanned="2" office:value-type="string">
            <text:p text:style-name="P26">3</text:p>
          </table:table-cell>
          <table:table-cell table:style-name="Table1.A1" table:number-rows-spanned="2" office:value-type="string">
            <text:p text:style-name="P26">Calon Pengantin</text:p>
          </table:table-cell>
          <table:table-cell table:style-name="Table1.C1" office:value-type="string">
            <text:p text:style-name="P56"><text:user-field-get text:name="CMW">Chatarina Setya Prihatiningtyas S.TP.</text:user-field-get></text:p>
          </table:table-cell>
        </table:table-row>
        <table:table-row table:style-name="Table1.1">
          <table:covered-table-cell/>
          <table:covered-table-cell/>
          <table:table-cell table:style-name="Table1.C1" office:value-type="string">
            <text:p text:style-name="P56"><text:user-field-get text:name="CMP">KRA YP Sunaryo Prononagoro</text:user-field-get></text:p>
          </table:table-cell>
        </table:table-row>
        <table:table-row table:style-name="Table1.1">
          <table:table-cell table:style-name="Table1.A1" table:number-rows-spanned="7" office:value-type="string">
            <text:p text:style-name="P27">5</text:p>
          </table:table-cell>
          <table:table-cell table:style-name="Table1.A1" office:value-type="string">
            <text:p text:style-name="P26">Pembawa Acara / MC</text:p>
          </table:table-cell>
          <table:table-cell table:style-name="Table1.C1" office:value-type="string">
            <text:p text:style-name="P56">Bapak Lasima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6">PIC Dokumentasi</text:p>
          </table:table-cell>
          <table:table-cell table:style-name="Table1.C1" office:value-type="string">
            <text:p text:style-name="P56"/>
          </table:table-cell>
        </table:table-row>
        <table:table-row table:style-name="Table1.1">
          <table:covered-table-cell/>
          <table:table-cell table:style-name="Table1.A1" office:value-type="string">
            <text:p text:style-name="P26">PIC Dekorasi Gedung</text:p>
          </table:table-cell>
          <table:table-cell table:style-name="Table1.C1" office:value-type="string">
            <text:p text:style-name="P56">Bulik Tri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6">PIC Katering Gedung</text:p>
          </table:table-cell>
          <table:table-cell table:style-name="Table1.C1" office:value-type="string">
            <text:p text:style-name="P56">Sari Dewi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6">PIC Teknik Gedung (Listrik, AC, Sound System)</text:p>
          </table:table-cell>
          <table:table-cell table:style-name="Table1.C1" office:value-type="string">
            <text:p text:style-name="P56">Bapak M Supangat</text:p>
          </table:table-cell>
        </table:table-row>
        <table:table-row table:style-name="Table1.12">
          <table:covered-table-cell/>
          <table:table-cell table:style-name="Table1.A1" office:value-type="string">
            <text:p text:style-name="P26">PIC Perias</text:p>
          </table:table-cell>
          <table:table-cell table:style-name="Table1.C1" office:value-type="string">
            <text:p text:style-name="P56"/>
          </table:table-cell>
        </table:table-row>
        <table:table-row table:style-name="Table1.12">
          <table:covered-table-cell/>
          <table:table-cell table:style-name="Table1.A1" office:value-type="string">
            <text:p text:style-name="P28">PIC Buku Tamu/Suvenir Sumbangan</text:p>
          </table:table-cell>
          <table:table-cell table:style-name="Table1.C1" office:value-type="string">
            <text:p text:style-name="P59">Ibu Supangat</text:p>
          </table:table-cell>
        </table:table-row>
        <table:table-row table:style-name="Table1.12">
          <table:table-cell table:style-name="Table1.A1" table:number-rows-spanned="5" office:value-type="string">
            <text:p text:style-name="P27">6</text:p>
          </table:table-cell>
          <table:table-cell table:style-name="Table1.A1" office:value-type="string">
            <text:p text:style-name="P26">Penerima Tamu (1)</text:p>
          </table:table-cell>
          <table:table-cell table:style-name="Table1.C1" office:value-type="string">
            <text:p text:style-name="P56">Bapak dan Ibu H. Agus</text:p>
          </table:table-cell>
        </table:table-row>
        <table:table-row table:style-name="Table1.12">
          <table:covered-table-cell/>
          <table:table-cell table:style-name="Table1.A1" office:value-type="string">
            <text:p text:style-name="P26">Penerima Tamu (2)</text:p>
          </table:table-cell>
          <table:table-cell table:style-name="Table1.C1" office:value-type="string">
            <text:p text:style-name="P56">Bapak dan Ibu H. Abdul Ro'uf</text:p>
          </table:table-cell>
        </table:table-row>
        <table:table-row table:style-name="Table1.16">
          <table:covered-table-cell/>
          <table:table-cell table:style-name="Table1.A1" office:value-type="string">
            <text:p text:style-name="P26">Penerima Tamu (3)</text:p>
          </table:table-cell>
          <table:table-cell table:style-name="Table1.C1" office:value-type="string">
            <text:p text:style-name="P56">Bapak dan Ibu Hery Purnomo</text:p>
          </table:table-cell>
        </table:table-row>
        <table:table-row table:style-name="Table1.12">
          <table:covered-table-cell/>
          <table:table-cell table:style-name="Table1.A1" office:value-type="string">
            <text:p text:style-name="P26">Penerima Tamu (4)</text:p>
          </table:table-cell>
          <table:table-cell table:style-name="Table1.C1" office:value-type="string">
            <text:p text:style-name="P56">Bapak dan Ibu Agung Dananjaya</text:p>
          </table:table-cell>
        </table:table-row>
        <table:table-row table:style-name="Table1.12">
          <table:covered-table-cell/>
          <table:table-cell table:style-name="Table1.B18" office:value-type="string">
            <text:p text:style-name="P26">Penerima Tamu (5)</text:p>
          </table:table-cell>
          <table:table-cell table:style-name="Table1.C18" office:value-type="string">
            <text:p text:style-name="P56">Bapak dan Ibu ???</text:p>
          </table:table-cell>
        </table:table-row>
        <table:table-row table:style-name="Table1.12">
          <table:table-cell table:style-name="Table1.B18" office:value-type="string">
            <text:p text:style-name="P27">7</text:p>
          </table:table-cell>
          <table:table-cell table:style-name="Table1.B18" office:value-type="string">
            <text:p text:style-name="P26">Ijab di Gereja</text:p>
          </table:table-cell>
          <table:table-cell table:style-name="Table1.C18" office:value-type="string">
            <text:p text:style-name="P56"/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Romo</text:p>
          </table:table-cell>
          <table:table-cell table:style-name="Table1.C18" office:value-type="string">
            <text:p text:style-name="P56">F. Sugiyono Pr.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Koor</text:p>
          </table:table-cell>
          <table:table-cell table:style-name="Table1.C18" office:value-type="string">
            <text:p text:style-name="P56">Lingkungan St. Petrus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Lektor</text:p>
          </table:table-cell>
          <table:table-cell table:style-name="Table1.C18" office:value-type="string">
            <text:p text:style-name="P56">Ibu Supangat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Putra Altar</text:p>
          </table:table-cell>
          <table:table-cell table:style-name="Table1.C18" office:value-type="string">
            <text:p text:style-name="P56">Lora + Lusi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Penanggung jawab cincin + benda suci</text:p>
          </table:table-cell>
          <table:table-cell table:style-name="Table1.C18" office:value-type="string">
            <text:p text:style-name="P56">Ibu Supangat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Parkir</text:p>
          </table:table-cell>
          <table:table-cell table:style-name="Table1.C18" office:value-type="string">
            <text:p text:style-name="P56">Bima (OMK St. Petrus)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Sound System</text:p>
          </table:table-cell>
          <table:table-cell table:style-name="Table1.C18" office:value-type="string">
            <text:p text:style-name="P56">Bapak M Supangat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Saksi</text:p>
          </table:table-cell>
          <table:table-cell table:style-name="Table1.C18" office:value-type="string">
            <text:p text:style-name="P56">Drs. Neo Suradi </text:p>
            <text:p text:style-name="P56">Drs. FX Susanto Purbokusumo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Dekorasi</text:p>
          </table:table-cell>
          <table:table-cell table:style-name="Table1.C18" office:value-type="string">
            <text:p text:style-name="P56">Bulik Tri</text:p>
          </table:table-cell>
        </table:table-row>
        <table:table-row table:style-name="Table1.12">
          <table:table-cell table:style-name="Table1.B18" office:value-type="string">
            <text:p text:style-name="P27"/>
          </table:table-cell>
          <table:table-cell table:style-name="Table1.B18" office:value-type="string">
            <text:p text:style-name="P26">Buku Panduan</text:p>
          </table:table-cell>
          <table:table-cell table:style-name="Table1.C18" office:value-type="string">
            <text:p text:style-name="P56">Yanto</text:p>
          </table:table-cell>
        </table:table-row>
      </table:table>
      <text:p text:style-name="P2"><text:soft-page-break/><text:span text:style-name="T8">RINCIAN TUGAS PANITIA PELAKSANA </text:span></text:p>
      <text:p text:style-name="P12">AC<text:span text:style-name="T4">ARA PERNIKAHAN </text:span></text:p>
      <text:p text:style-name="P17"><text:span text:style-name="T4"><text:user-field-get text:name="CMW">Chatarina Setya Prihatiningtyas S.TP.</text:user-field-get></text:span><text:span text:style-name="T4"> </text:span></text:p>
      <text:p text:style-name="P19">DAN</text:p>
      <text:p text:style-name="P17"><text:span text:style-name="T4"><text:user-field-get text:name="CMP">KRA YP Sunaryo Prononagoro</text:user-field-get></text:span><text:span text:style-name="T4"> 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3">No</text:p>
          </table:table-cell>
          <table:table-cell table:style-name="Table2.A1" office:value-type="string">
            <text:p text:style-name="P34">Panitia</text:p>
          </table:table-cell>
          <table:table-cell table:style-name="Table2.C1" office:value-type="string">
            <text:p text:style-name="P34">Tugas</text:p>
          </table:table-cell>
        </table:table-row>
        <table:table-row table:style-name="Table2.1"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Ketua Panitia</text:p>
          </table:table-cell>
          <table:table-cell table:style-name="Table2.C1" office:value-type="string">
            <text:list xml:id="list1920149387" text:style-name="WW8Num51">
              <text:list-item>
                <text:p text:style-name="P77">Bertanggung jawab untuk mengkoordinasikan seluruh jajaran panitia </text:p>
              </text:list-item>
              <text:list-item>
                <text:p text:style-name="P77">Memimpin rapat panitia pernikahan</text:p>
              </text:list-item>
              <text:list-item>
                <text:p text:style-name="P77">Mengawasi <text:s/>dan mengkoordinasikan jalannya keseluruhan pelaksanaan acara pernikahan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11</text:p>
          </table:table-cell>
          <table:table-cell table:style-name="Table2.A1" office:value-type="string">
            <text:p text:style-name="P26">Pembawa Acara </text:p>
          </table:table-cell>
          <table:table-cell table:style-name="Table2.C1" office:value-type="string">
            <text:p text:style-name="P30">Mempimpin jalannya acara</text:p>
          </table:table-cell>
        </table:table-row>
        <table:table-row table:style-name="Table2.1">
          <table:table-cell table:style-name="Table2.A1" office:value-type="string">
            <text:p text:style-name="P30">15</text:p>
          </table:table-cell>
          <table:table-cell table:style-name="Table2.A1" office:value-type="string">
            <text:p text:style-name="P26">PIC Perias</text:p>
          </table:table-cell>
          <table:table-cell table:style-name="Table2.C1" office:value-type="string">
            <text:list xml:id="list1960026873" text:style-name="WW8Num54">
              <text:list-item>
                <text:p text:style-name="P85">Bertanggung Jawab untuk memastikan Perias pengantin hadir pada acara pernikahan tepat waktu (Menjemput Perias)</text:p>
              </text:list-item>
              <text:list-item>
                <text:p text:style-name="P78">Memastikan seluruh bawaan dan kebutuhan Perias terpenuhi</text:p>
              </text:list-item>
              <text:list-item>
                <text:p text:style-name="P91">Berhubungan dan berkoordinasi langsung terhadap Peria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16</text:p>
          </table:table-cell>
          <table:table-cell table:style-name="Table2.A1" office:value-type="string">
            <text:p text:style-name="P36">Perlengkapan (Tenda, Kursi, Meja, sound system dll)</text:p>
          </table:table-cell>
          <table:table-cell table:style-name="Table2.C1" office:value-type="string">
            <text:p text:style-name="P30">Persiapan Tenda :</text:p>
            <text:list xml:id="list1025856898" text:style-name="WW8Num41">
              <text:list-item>
                <text:p text:style-name="P92">Mengecek kelengkapan tenda yang akan dipasang</text:p>
              </text:list-item>
              <text:list-item>
                <text:p text:style-name="P79">Mengawasi pelaksanaan pendirian tenda sampai selesai</text:p>
              </text:list-item>
            </text:list>
            <text:list xml:id="list1247518076" text:style-name="WW8Num33">
              <text:list-item>
                <text:p text:style-name="P80">Mengecek kesiapan tempat di Gereja</text:p>
              </text:list-item>
            </text:list>
            <text:list xml:id="list508975214" text:continue-list="list1025856898" text:style-name="WW8Num41">
              <text:list-item>
                <text:p text:style-name="P92">Mengecek Sound System <text:s/>apakah suara dapat di dengar di seluruh bagian</text:p>
              </text:list-item>
              <text:list-item>
                <text:p text:style-name="P79">Mengecek bagian penjaga buku tamu, apakah perlengkapan mereka sudah siap semua ( buku tamu, spidol, kotak sumbangan)</text:p>
              </text:list-item>
              <text:list-item>
                <text:p text:style-name="P79">Mengecek suvenir, apakah tempat suvenir / suvenir itu sendiri apakah sudah ada</text:p>
              </text:list-item>
              <text:list-item>
                <text:p text:style-name="P79">Mengecek dekorasi pelaminan</text:p>
              </text:list-item>
              <text:list-item>
                <text:p text:style-name="P79">Mengecek dekorasi ruangan</text:p>
              </text:list-item>
              <text:list-item>
                <text:p text:style-name="P79">Mengecek dekorasi bunga</text:p>
              </text:list-item>
              <text:list-item>
                <text:p text:style-name="P79">Mengecek dekorasi ruang VIP</text:p>
              </text:list-item>
              <text:list-item>
                <text:p text:style-name="P79">Mengecek dekorasi katering</text:p>
              </text:list-item>
              <text:list-item>
                <text:p text:style-name="P79">Mengecek dekorasi tempat buku tamu</text:p>
              </text:list-item>
              <text:list-item>
                <text:p text:style-name="P92">Pengecekan dekorasi disesuaikan dengan gambar layout dekorasi dari vendor dekorasi</text:p>
              </text:list-item>
              <text:list-item>
                <text:p text:style-name="P92">Berhubungan dan berkoordinasi langsung dengan <text:soft-page-break/>vendor dekorasi dan katering gedung</text:p>
              </text:list-item>
              <text:list-item>
                <text:p text:style-name="P79">Dlsbgny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19</text:p>
          </table:table-cell>
          <table:table-cell table:style-name="Table2.A1" office:value-type="string">
            <text:p text:style-name="P26">Dokumentasi</text:p>
          </table:table-cell>
          <table:table-cell table:style-name="Table2.C1" office:value-type="string">
            <text:list xml:id="list1428808801" text:style-name="WW8Num63">
              <text:list-item>
                <text:p text:style-name="P93">Memastikan petugas dokumentasi siap ditempat sebelum acara dimulai</text:p>
              </text:list-item>
              <text:list-item>
                <text:p text:style-name="P93">Memastikan perlengkapan dokumentasi sudah disiapkan dengan baik (CCTV, Layar, Kamera dll)</text:p>
              </text:list-item>
              <text:list-item>
                <text:p text:style-name="P93">Berhubungan dan berkoordinasi langsung dengan vendor liputan dan dokumentasi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21</text:p>
          </table:table-cell>
          <table:table-cell table:style-name="Table2.A1" office:value-type="string">
            <text:p text:style-name="P26">Konsumsi</text:p>
          </table:table-cell>
          <table:table-cell table:style-name="Table2.C1" office:value-type="string">
            <text:list xml:id="list945117941" text:style-name="WW8Num38">
              <text:list-item>
                <text:p text:style-name="P81">Mengecek konsumsi untuk keluarga</text:p>
              </text:list-item>
              <text:list-item>
                <text:p text:style-name="P81">Memastikan persiapan makanan untuk panitia yang bertugas (saat menjelang resepsi)</text:p>
              </text:list-item>
              <text:list-item>
                <text:p text:style-name="P81">Memastikan persiapan makanan </text:p>
              </text:list-item>
              <text:list-item>
                <text:p text:style-name="P81">Memastikan persiapan makanan di tempat VIP</text:p>
              </text:list-item>
              <text:list-item>
                <text:p text:style-name="P81">Mengecek bagian konsumsi, apakah semua makanan yang dijanjikan sudah dikeluarkan, jangan sampai ada kecurangan dari pihak katering rumah</text:p>
              </text:list-item>
              <text:list-item>
                <text:p text:style-name="P81">Mengecek makanan mana saja yang harus ditambah dan yang harus diganti pada saat acara di rumah untuk segera dilaporkan kepada pihak vendor katering. Jangan sampai ada makanan yang kosong</text:p>
              </text:list-item>
              <text:list-item>
                <text:p text:style-name="P81">Pada saat acara selesai, jika ada sisa makanan membantu membagi dua sisa makanan dengan dibantu para tenaga kerja katering.</text:p>
              </text:list-item>
              <text:list-item>
                <text:p text:style-name="P94">Berhubungan dan berkoordinasi langsung dengan vendor katering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23</text:p>
          </table:table-cell>
          <table:table-cell table:style-name="Table2.A1" office:value-type="string">
            <text:p text:style-name="P26">Transportasi</text:p>
          </table:table-cell>
          <table:table-cell table:style-name="Table2.C1" office:value-type="string">
            <text:list xml:id="list2148630406" text:style-name="WW8Num55">
              <text:list-item>
                <text:p text:style-name="P86">Bertugas, mengecek masing-masing keluarga, apakah kendaraan untuk saudara dan panitia sudah tersedia</text:p>
              </text:list-item>
              <text:list-item>
                <text:p text:style-name="P86">Mengetahui jumlah kendaraan yang ada, dan yang <text:span text:style-name="T7">stand by</text:span> sehingga jika pada saat salah satu panitia membutuhkan kendaraan dapat menginformasikan kendaraan mana yang dapat digunakan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26</text:p>
          </table:table-cell>
          <table:table-cell table:style-name="Table2.A1" office:value-type="string">
            <text:p text:style-name="P26">Keamanan dan Parkir</text:p>
          </table:table-cell>
          <table:table-cell table:style-name="Table2.C1" office:value-type="string">
            <text:list xml:id="list1816667598" text:style-name="WW8Num60">
              <text:list-item>
                <text:p text:style-name="P95">Menjaga keamanan sekitar gerja dan juga ketertiban tamu yang datang</text:p>
              </text:list-item>
              <text:list-item>
                <text:p text:style-name="P95">Berhubungan dan berkoordinasi langsung dengan pihak gerej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28</text:p>
          </table:table-cell>
          <table:table-cell table:style-name="Table2.A1" office:value-type="string">
            <text:p text:style-name="P36">Penjaga Buku Tamu</text:p>
          </table:table-cell>
          <table:table-cell table:style-name="Table2.C1" office:value-type="string">
            <text:list xml:id="list2001862079" text:continue-numbering="true" text:style-name="WW8Num60">
              <text:list-item>
                <text:p text:style-name="P95">Memastikan bahwa masing-masing tamu hanya mendapat satu jenis souvenir</text:p>
              </text:list-item>
              <text:list-item>
                <text:p text:style-name="P95">Kotak sumbangan tidak boleh ditinggalkan sebelum diambil alih oleh panitia lain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26">Among Tamu</text:p>
          </table:table-cell>
          <table:table-cell table:style-name="Table2.C1" office:value-type="string">
            <text:list xml:id="list123762178" text:continue-numbering="true" text:style-name="WW8Num60">
              <text:list-item>
                <text:p text:style-name="P95">Mewakili keluarga untuk menerima tamu</text:p>
              </text:list-item>
              <text:list-item>
                <text:p text:style-name="P95"><text:soft-page-break/>Mengarahkan tamu untuk berada pada barisan dan antrian yang benar</text:p>
              </text:list-item>
            </text:list>
          </table:table-cell>
        </table:table-row>
      </table:table>
      <text:p text:style-name="Standard"/>
      <text:p text:style-name="P13"/>
      <text:p text:style-name="P10"/>
      <text:p text:style-name="P10">SUSUNAN KEGIATAN ACARA PERNIKAHAN</text:p>
      <text:p text:style-name="P6"><text:span text:style-name="T9"><text:user-field-get text:name="CMW">Chatarina Setya Prihatiningtyas S.TP.</text:user-field-get></text:span><text:span text:style-name="T9"> </text:span></text:p>
      <text:p text:style-name="P19">dan</text:p>
      <text:p text:style-name="P18"><text:span text:style-name="T5"><text:user-field-get text:name="CMP">KRA YP Sunaryo Prononagoro</text:user-field-get></text:span><text:span text:style-name="T5"> </text:span></text:p>
      <text:p text:style-name="P46"/>
      <text:p text:style-name="P42">Jumat, 13 Juli 2012</text:p>
      <text:list xml:id="list138401774" text:style-name="WW8Num57">
        <text:list-item>
          <text:p text:style-name="P96">jam 09:00<text:tab/>Pasang Tenda </text:p>
        </text:list-item>
      </text:list>
      <text:p text:style-name="P36"/>
      <text:p text:style-name="P42">Minggu, 15 Juli 2012 </text:p>
      <text:list xml:id="list2165739658" text:style-name="WW8Num5">
        <text:list-item>
          <text:p text:style-name="P97">jam 10:00<text:tab/>Ekaristi Pernikahan</text:p>
        </text:list-item>
        <text:list-item>
          <text:p text:style-name="P97">jam 11:30<text:tab/>Resepsi</text:p>
        </text:list-item>
      </text:list>
      <text:p text:style-name="P22"/>
      <text:p text:style-name="P22"/>
      <text:p text:style-name="P22"/>
      <text:p text:style-name="P22"/>
      <text:p text:style-name="P64">PASANG TENDA </text:p>
      <text:p text:style-name="P22"/>
      <text:p text:style-name="P50"/>
      <text:p text:style-name="P47">Hari/tanggal<text:tab/><text:tab/>: Jumat, 13 Juli 2012</text:p>
      <text:p text:style-name="P47">Tempat<text:tab/><text:tab/><text:tab/>: <text:span text:style-name="T4">Rumah Pugeran</text:span></text:p>
      <text:p text:style-name="P28">Penanggung Jawab <text:tab/>:<text:span text:style-name="T6"> Bapak M Supangat</text:span></text:p>
      <text:p text:style-name="P36">Jam<text:tab/><text:tab/><text:tab/><text:tab/>: 09.00 </text:p>
      <text:p text:style-name="P36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4">No.</text:p>
          </table:table-cell>
          <table:table-cell table:style-name="Table3.A1" office:value-type="string">
            <text:p text:style-name="P44">Waktu</text:p>
          </table:table-cell>
          <table:table-cell table:style-name="Table3.A1" office:value-type="string">
            <text:p text:style-name="P45">Kegiatan</text:p>
          </table:table-cell>
          <table:table-cell table:style-name="Table3.D1" office:value-type="string">
            <text:p text:style-name="P66">Catatan</text:p>
          </table:table-cell>
        </table:table-row>
        <table:table-row table:style-name="Table3.1"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6">PLN pasang tambah daya</text:p>
          </table:table-cell>
          <table:table-cell table:style-name="Table3.D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09.00</text:p>
          </table:table-cell>
          <table:table-cell table:style-name="Table3.A1" office:value-type="string">
            <text:list xml:id="list1501463609" text:style-name="WW8Num46">
              <text:list-item>
                <text:p text:style-name="P87">Pemasangan Tenda </text:p>
              </text:list-item>
              <text:list-item>
                <text:p text:style-name="P87">Penempatan Kursi Tamu </text:p>
              </text:list-item>
            </text:list>
          </table:table-cell>
          <table:table-cell table:style-name="Table3.D1" office:value-type="string">
            <text:p text:style-name="P27"/>
          </table:table-cell>
        </table:table-row>
      </table:table>
      <text:p text:style-name="P2"/>
      <text:p text:style-name="P52"/>
      <text:p text:style-name="P51"/>
      <text:p text:style-name="P51"/>
      <text:p text:style-name="P51"/>
      <text:p text:style-name="P51"/>
      <text:p text:style-name="P51"/>
      <text:p text:style-name="P111"/>
      <text:p text:style-name="P112">EKARISTI PERKAWINAN</text:p>
      <text:p text:style-name="P22"/>
      <text:p text:style-name="P22"/>
      <text:p text:style-name="P36">Hari/tanggal<text:tab/><text:tab/>: Minggu, 15 Juli 2012</text:p>
      <text:p text:style-name="P36">Tempat<text:tab/><text:tab/><text:tab/>: Gereja Bunda Maria Maguwo</text:p>
      <text:p text:style-name="P26"><text:span text:style-name="T6">Penanggung Jawab <text:tab/></text:span>:<text:span text:style-name="T6"> Partoyo</text:span></text:p>
      <text:p text:style-name="P36">Jam<text:tab/><text:tab/><text:tab/><text:tab/>: 10.00</text:p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44">No.</text:p>
          </table:table-cell>
          <table:table-cell table:style-name="Table9.A1" office:value-type="string">
            <text:p text:style-name="P44">Waktu</text:p>
          </table:table-cell>
          <table:table-cell table:style-name="Table9.A1" office:value-type="string">
            <text:p text:style-name="P45">Keterangan</text:p>
          </table:table-cell>
          <table:table-cell table:style-name="Table9.D1" office:value-type="string">
            <text:p text:style-name="P45">Catatan</text:p>
          </table:table-cell>
        </table:table-row>
        <table:table-row table:style-name="Table9.2">
          <table:table-cell table:style-name="Table9.A1" office:value-type="string">
            <text:p text:style-name="P26">1</text:p>
          </table:table-cell>
          <table:table-cell table:style-name="Table9.A1" office:value-type="string">
            <text:p text:style-name="P26">04.15</text:p>
          </table:table-cell>
          <table:table-cell table:style-name="Table9.A1" office:value-type="string">
            <text:p text:style-name="P60">Menyiapkan kendaraan untuk penjemputan penghulu dan juru rias</text:p>
          </table:table-cell>
          <table:table-cell table:style-name="Table9.D1" office:value-type="string">
            <text:p text:style-name="P61"/>
          </table:table-cell>
        </table:table-row>
        <table:table-row table:style-name="Table9.3"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28">04.30</text:p>
          </table:table-cell>
          <table:table-cell table:style-name="Table9.A1" office:value-type="string">
            <text:list xml:id="list2046389869" text:style-name="WW8Num27">
              <text:list-item>
                <text:p text:style-name="P82">Menjemput Juru Rias</text:p>
              </text:list-item>
              <text:list-item>
                <text:p text:style-name="P88">Seksi Dokumentasi sudah stand by di kediaman CPW</text:p>
              </text:list-item>
            </text:list>
          </table:table-cell>
          <table:table-cell table:style-name="Table9.D1" office:value-type="string">
            <text:p text:style-name="P69"/>
          </table:table-cell>
        </table:table-row>
        <table:table-row table:style-name="Table9.1">
          <table:table-cell table:style-name="Table9.A1" office:value-type="string">
            <text:p text:style-name="P28">3</text:p>
          </table:table-cell>
          <table:table-cell table:style-name="Table9.A1" office:value-type="string">
            <text:p text:style-name="P28">05.30</text:p>
          </table:table-cell>
          <table:table-cell table:style-name="Table9.A1" office:value-type="string">
            <text:p text:style-name="P31">CPW mulai di paes oleh Juru Rias</text:p>
          </table:table-cell>
          <table:table-cell table:style-name="Table9.D1" office:value-type="string">
            <text:p text:style-name="P32"/>
          </table:table-cell>
        </table:table-row>
        <table:table-row table:style-name="Table9.1">
          <table:table-cell table:style-name="Table9.A1" office:value-type="string">
            <text:p text:style-name="P36">4</text:p>
          </table:table-cell>
          <table:table-cell table:style-name="Table9.A1" office:value-type="string">
            <text:p text:style-name="P36">06.00</text:p>
          </table:table-cell>
          <table:table-cell table:style-name="Table9.A1" office:value-type="string">
            <text:p text:style-name="P57"><text:span text:style-name="T4">Panitia dan penerima tamu sudah siap di kediaman CPW. </text:span><text:span text:style-name="T6">Panitia dan penerima Tamu berhias dan berpakaian dengan pakaian adat Jawa. </text:span></text:p>
          </table:table-cell>
          <table:table-cell table:style-name="Table9.D1" office:value-type="string">
            <text:p text:style-name="P63"/>
          </table:table-cell>
        </table:table-row>
        <table:table-row table:style-name="Table9.1">
          <table:table-cell table:style-name="Table9.A1" office:value-type="string">
            <text:p text:style-name="P36">5</text:p>
          </table:table-cell>
          <table:table-cell table:style-name="Table9.A1" office:value-type="string">
            <text:p text:style-name="P36">09.30</text:p>
          </table:table-cell>
          <table:table-cell table:style-name="Table9.A1" office:value-type="string">
            <text:p text:style-name="P41">Dicek kelengkapan dan dipersiapkan :</text:p>
            <text:list xml:id="list1875504088" text:style-name="WW8Num25">
              <text:list-item>
                <text:p text:style-name="P98">Buku panduan</text:p>
              </text:list-item>
              <text:list-item>
                <text:p text:style-name="P98">Petugas Liturgi: Koor, Lektor, PA</text:p>
              </text:list-item>
            </text:list>
          </table:table-cell>
          <table:table-cell table:style-name="Table9.D1" office:value-type="string">
            <text:p text:style-name="P67"/>
          </table:table-cell>
        </table:table-row>
        <table:table-row table:style-name="Table9.7">
          <table:table-cell table:style-name="Table9.A1" office:value-type="string">
            <text:p text:style-name="P28">6</text:p>
          </table:table-cell>
          <table:table-cell table:style-name="Table9.A1" office:value-type="string">
            <text:p text:style-name="P28">10.00</text:p>
          </table:table-cell>
          <table:table-cell table:style-name="Table9.A1" office:value-type="string">
            <text:p text:style-name="P35">EKARISTI PERKAWINAN</text:p>
            <text:list xml:id="list857574187" text:style-name="WW8Num3">
              <text:list-item>
                <text:p text:style-name="P99">CPW+CPP dan keluarga beserta saksi siap di depan gereja</text:p>
              </text:list-item>
              <text:list-item>
                <text:p text:style-name="P99">Penyerahan pengantin oleh Bapak Budiman Susanto kepada Romo</text:p>
              </text:list-item>
              <text:list-item>
                <text:p text:style-name="P83">Pengantin diterima Romo dan masuk ke dalam gereja</text:p>
              </text:list-item>
              <text:list-item>
                <text:p text:style-name="P83">Pengantin, saksi, dan orangtua/keluarga dari kedua belah pihak menempati kursi yang telah disediakan</text:p>
              </text:list-item>
              <text:list-item>
                <text:p text:style-name="P83">Ekaristi </text:p>
              </text:list-item>
            </text:list>
            <text:list xml:id="list1461509775" text:style-name="WW8Num47">
              <text:list-header>
                <text:p text:style-name="P105"/>
              </text:list-header>
            </text:list>
          </table:table-cell>
          <table:table-cell table:style-name="Table9.D1" office:value-type="string">
            <text:p text:style-name="P68"/>
          </table:table-cell>
        </table:table-row>
        <table:table-row table:style-name="Table9.7">
          <table:table-cell table:style-name="Table9.A1" office:value-type="string">
            <text:p text:style-name="P26">7</text:p>
          </table:table-cell>
          <table:table-cell table:style-name="Table9.A1" office:value-type="string">
            <text:p text:style-name="P26">11.30</text:p>
          </table:table-cell>
          <table:table-cell table:style-name="Table9.A1" office:value-type="string">
            <text:p text:style-name="P39">Foto Keluarga beserta Mempelai dan Romo </text:p>
          </table:table-cell>
          <table:table-cell table:style-name="Table9.D1" office:value-type="string">
            <text:p text:style-name="P40"/>
          </table:table-cell>
        </table:table-row>
        <table:table-row table:style-name="Table9.7">
          <table:table-cell table:style-name="Table9.A1" office:value-type="string">
            <text:p text:style-name="P26">8</text:p>
          </table:table-cell>
          <table:table-cell table:style-name="Table9.A1" office:value-type="string">
            <text:p text:style-name="P26">10.55</text:p>
          </table:table-cell>
          <table:table-cell table:style-name="Table9.A1" office:value-type="string">
            <text:p text:style-name="P39">Pemberian ucapan selamat </text:p>
          </table:table-cell>
          <table:table-cell table:style-name="Table9.D1" office:value-type="string">
            <text:p text:style-name="P40"/>
          </table:table-cell>
        </table:table-row>
      </table:table>
      <text:p text:style-name="P76"/>
      <text:p text:style-name="P112">RESEPSI</text:p>
      <text:p text:style-name="P22"/>
      <text:p text:style-name="P22"/>
      <text:p text:style-name="P36">Hari/tanggal<text:tab/><text:tab/>: 15 Juli 2012</text:p>
      <text:p text:style-name="P36">Tempat<text:tab/><text:tab/><text:tab/>: Aula belakang GBM </text:p>
      <text:p text:style-name="P36">Penanggung Jawab <text:tab/>: Bapak Budiman Susanto</text:p>
      <text:p text:style-name="P36">Jam<text:tab/><text:tab/><text:tab/><text:tab/>: </text:p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4">No.</text:p>
          </table:table-cell>
          <table:table-cell table:style-name="Table10.A1" office:value-type="string">
            <text:p text:style-name="P44">Waktu</text:p>
          </table:table-cell>
          <table:table-cell table:style-name="Table10.A1" office:value-type="string">
            <text:p text:style-name="P45">Keterangan</text:p>
          </table:table-cell>
          <table:table-cell table:style-name="Table10.D1" office:value-type="string">
            <text:p text:style-name="P45">Catatan</text:p>
          </table:table-cell>
        </table:table-row>
        <table:table-row table:style-name="Table10.1">
          <table:table-cell table:style-name="Table10.A1" office:value-type="string">
            <text:p text:style-name="P36">1</text:p>
          </table:table-cell>
          <table:table-cell table:style-name="Table10.A1" office:value-type="string">
            <text:p text:style-name="P36">11.00</text:p>
          </table:table-cell>
          <table:table-cell table:style-name="Table10.A1" office:value-type="string">
            <text:p text:style-name="P36">Persiapan</text:p>
            <text:p text:style-name="P36"/>
            <text:p text:style-name="P36">Koordinator acara dan panitia mempersiapkan tempat acara :</text:p>
            <text:list xml:id="list1093037516" text:style-name="WW8Num52">
              <text:list-item>
                <text:p text:style-name="P100">Tata ruang / layout</text:p>
              </text:list-item>
              <text:list-item>
                <text:p text:style-name="P100">Dekorasi</text:p>
              </text:list-item>
              <text:list-item>
                <text:p text:style-name="P100">Pelaminan</text:p>
              </text:list-item>
              <text:list-item>
                <text:p text:style-name="P100">Katering</text:p>
              </text:list-item>
              <text:list-item>
                <text:p text:style-name="P100">Sistem Tata Suara</text:p>
              </text:list-item>
              <text:list-item>
                <text:p text:style-name="P100">Listrik</text:p>
              </text:list-item>
              <text:list-item>
                <text:p text:style-name="P100">Keamanan</text:p>
              </text:list-item>
              <text:list-item>
                <text:p text:style-name="P89">Meja penerima tamu:</text:p>
                <text:list>
                  <text:list-item>
                    <text:p text:style-name="P89">Buku tamu</text:p>
                  </text:list-item>
                  <text:list-item>
                    <text:p text:style-name="P89">Kotak uang</text:p>
                  </text:list-item>
                  <text:list-item>
                    <text:p text:style-name="P89">Bunga meja</text:p>
                  </text:list-item>
                  <text:list-item>
                    <text:p text:style-name="P89">Taplak</text:p>
                  </text:list-item>
                  <text:list-item>
                    <text:p text:style-name="P89">Alat tulis</text:p>
                  </text:list-item>
                  <text:list-item>
                    <text:p text:style-name="P89">Souvenir</text:p>
                  </text:list-item>
                </text:list>
              </text:list-item>
              <text:list-item>
                <text:p text:style-name="P100">Dan lain2</text:p>
              </text:list-item>
            </text:list>
          </table:table-cell>
          <table:table-cell table:style-name="Table10.D1" office:value-type="string">
            <text:p text:style-name="P38"/>
          </table:table-cell>
        </table:table-row>
        <table:table-row table:style-name="Table10.1">
          <table:table-cell table:style-name="Table10.A1" office:value-type="string">
            <text:p text:style-name="P36">8</text:p>
          </table:table-cell>
          <table:table-cell table:style-name="Table10.A1" office:value-type="string">
            <text:p text:style-name="P36">11.00</text:p>
          </table:table-cell>
          <table:table-cell table:style-name="Table10.A1" office:value-type="string">
            <text:p text:style-name="P36">Undangan mulai hadir</text:p>
          </table:table-cell>
          <table:table-cell table:style-name="Table10.D1" office:value-type="string">
            <text:p text:style-name="P38"/>
          </table:table-cell>
        </table:table-row>
        <table:table-row table:style-name="Table10.1">
          <table:table-cell table:style-name="Table10.A1" office:value-type="string">
            <text:p text:style-name="P26">9</text:p>
          </table:table-cell>
          <table:table-cell table:style-name="Table10.A1" office:value-type="string">
            <text:p text:style-name="P26">11.20</text:p>
          </table:table-cell>
          <table:table-cell table:style-name="Table10.A1" office:value-type="string">
            <text:p text:style-name="P55">Persiapan Kirab</text:p>
          </table:table-cell>
          <table:table-cell table:style-name="Table10.D1" office:value-type="string">
            <text:p text:style-name="P56"/>
          </table:table-cell>
        </table:table-row>
        <table:table-row table:style-name="Table10.5">
          <table:table-cell table:style-name="Table10.A1" office:value-type="string">
            <text:p text:style-name="P26">10</text:p>
          </table:table-cell>
          <table:table-cell table:style-name="Table10.A1" office:value-type="string">
            <text:p text:style-name="P26">11.30</text:p>
          </table:table-cell>
          <table:table-cell table:style-name="Table10.A1" office:value-type="string">
            <text:list xml:id="list76168711" text:style-name="WW8Num23">
              <text:list-item>
                <text:p text:style-name="P106">Kirab Pengantin</text:p>
              </text:list-item>
              <text:list-item>
                <text:p text:style-name="P107">Pengantin bersama kedua orang tua menempati pelaminan</text:p>
              </text:list-item>
            </text:list>
          </table:table-cell>
          <table:table-cell table:style-name="Table10.D1" office:value-type="string">
            <text:p text:style-name="P56"/>
          </table:table-cell>
        </table:table-row>
        <table:table-row table:style-name="Table10.1">
          <table:table-cell table:style-name="Table10.A1" office:value-type="string">
            <text:p text:style-name="P26">11</text:p>
          </table:table-cell>
          <table:table-cell table:style-name="Table10.A1" office:value-type="string">
            <text:p text:style-name="P26">11.45</text:p>
          </table:table-cell>
          <table:table-cell table:style-name="Table10.A1" office:value-type="string">
            <text:p text:style-name="P57">Pembukaan</text:p>
            <text:list xml:id="list173070815" text:style-name="WW8Num14">
              <text:list-item>
                <text:p text:style-name="P108">Sambutan atas nama keluarga kedua belah pihak </text:p>
              </text:list-item>
              <text:list-item>
                <text:p text:style-name="P108">Pemberian ucapan selamat</text:p>
              </text:list-item>
              <text:list-item>
                <text:p text:style-name="P108">Santap Malam bersama</text:p>
              </text:list-item>
              <text:list-item>
                <text:p text:style-name="P108">Electone tunggal beraksi</text:p>
              </text:list-item>
            </text:list>
          </table:table-cell>
          <table:table-cell table:style-name="Table10.D1" office:value-type="string">
            <text:p text:style-name="P58"/>
          </table:table-cell>
        </table:table-row>
        <table:table-row table:style-name="Table10.1">
          <table:table-cell table:style-name="Table10.A1" office:value-type="string">
            <text:p text:style-name="P26">12</text:p>
          </table:table-cell>
          <table:table-cell table:style-name="Table10.A1" office:value-type="string">
            <text:p text:style-name="P26">13.00</text:p>
          </table:table-cell>
          <table:table-cell table:style-name="Table10.A1" office:value-type="string">
            <text:p text:style-name="P57">Sesi Foto</text:p>
            <text:list xml:id="list844083363" text:style-name="WW8Num12">
              <text:list-item>
                <text:p text:style-name="P109"><text:soft-page-break/>Foto keluarga</text:p>
              </text:list-item>
              <text:list-item>
                <text:p text:style-name="P109">Foto kerabat</text:p>
              </text:list-item>
            </text:list>
          </table:table-cell>
          <table:table-cell table:style-name="Table10.D1" office:value-type="string">
            <text:p text:style-name="P58"/>
          </table:table-cell>
        </table:table-row>
        <table:table-row table:style-name="Table10.1">
          <table:table-cell table:style-name="Table10.A1" office:value-type="string">
            <text:p text:style-name="P26">13</text:p>
          </table:table-cell>
          <table:table-cell table:style-name="Table10.A1" office:value-type="string">
            <text:p text:style-name="P26">13.30</text:p>
          </table:table-cell>
          <table:table-cell table:style-name="Table10.A1" office:value-type="string">
            <text:p text:style-name="P57">Penutupan acara</text:p>
          </table:table-cell>
          <table:table-cell table:style-name="Table10.D1" office:value-type="string">
            <text:p text:style-name="P58"/>
          </table:table-cell>
        </table:table-row>
        <table:table-row table:style-name="Table10.1">
          <table:table-cell table:style-name="Table10.D1" table:number-columns-spanned="4" office:value-type="string">
            <text:p text:style-name="P62">Catatan :</text:p>
            <text:list xml:id="list899677509" text:style-name="WW8Num19">
              <text:list-item>
                <text:p text:style-name="P84">Perlu diperhatikan jalur salaman untuk tamu VIP dan VVIP</text:p>
              </text:list-item>
              <text:list-item>
                <text:p text:style-name="P84">Menjelang acara resepsi selesai (tamu-tamu sudah menurun frekuensi kedatangannya) kotak sumbangan agar diperhatikan. Dikumpulkan disatu tempat dan diamankan.</text:p>
              </text:list-item>
              <text:list-item>
                <text:p text:style-name="P84">Perlu diperhatikan penjagaan rumah saat acara dilakukan di Gedung.</text:p>
              </text:list-item>
              <text:list-item>
                <text:p text:style-name="P101">Busana</text:p>
                <text:list>
                  <text:list-item>
                    <text:p text:style-name="P103">Pengantin<text:tab/>: Busana Pengantin Solo Basahan Keprabon</text:p>
                  </text:list-item>
                  <text:list-item>
                    <text:p text:style-name="P101">Orang tua Pengantin<text:tab/></text:p>
                    <text:list>
                      <text:list-item>
                        <text:p text:style-name="P101">Bapak: Beskap Pangeran</text:p>
                      </text:list-item>
                      <text:list-item>
                        <text:p text:style-name="P101">Ibu<text:tab/>: Kain + Kebaya</text:p>
                      </text:list-item>
                    </text:list>
                  </text:list-item>
                  <text:list-item>
                    <text:p text:style-name="P101">Keluarga</text:p>
                    <text:list>
                      <text:list-item>
                        <text:p text:style-name="P101">Pria<text:tab/>: Beskap</text:p>
                      </text:list-item>
                      <text:list-item>
                        <text:p text:style-name="P101">Wanita: Kain + seragam keluarga</text:p>
                      </text:list-item>
                    </text:list>
                  </text:list-item>
                  <text:list-item>
                    <text:p text:style-name="P101">Panitia</text:p>
                    <text:list>
                      <text:list-item>
                        <text:p text:style-name="P101">Pria<text:tab/>: Beskap</text:p>
                      </text:list-item>
                      <text:list-item>
                        <text:p text:style-name="P101">Wanita: Kain + seragam panitia </text:p>
                      </text:list-item>
                    </text:list>
                  </text:list-item>
                  <text:list-item>
                    <text:p text:style-name="P101">Putri Domas : Seragam Domas</text:p>
                  </text:list-item>
                  <text:list-item>
                    <text:p text:style-name="P101">Petugas Buku Tamu: Seragam Petugas</text:p>
                    <text:p text:style-name="P84"/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6"/>
      <text:p text:style-name="P15"/>
      <text:p text:style-name="P65">DAFTAR PANITIA KHUSUS</text:p>
      <text:p text:style-name="P24"/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0">Perias Pengantin</text:p>
          </table:table-cell>
          <table:table-cell table:style-name="Table11.A1" office:value-type="string">
            <text:p text:style-name="P72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Penata Busana Pengantin Resepsi</text:p>
          </table:table-cell>
          <table:table-cell table:style-name="Table11.A1" office:value-type="string">
            <text:p text:style-name="P72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Penata Rias Panitia</text:p>
          </table:table-cell>
          <table:table-cell table:style-name="Table11.A1" office:value-type="string">
            <text:p text:style-name="P54"/>
          </table:table-cell>
          <table:table-cell table:style-name="Table11.C1" office:value-type="string">
            <text:p text:style-name="P53"/>
          </table:table-cell>
        </table:table-row>
        <table:table-row table:style-name="Table11.1">
          <table:table-cell table:style-name="Table11.A1" office:value-type="string">
            <text:p text:style-name="P70">Penata Busana Panitia </text:p>
          </table:table-cell>
          <table:table-cell table:style-name="Table11.A1" office:value-type="string">
            <text:p text:style-name="P54"/>
          </table:table-cell>
          <table:table-cell table:style-name="Table11.C1" office:value-type="string">
            <text:p text:style-name="P53"/>
          </table:table-cell>
        </table:table-row>
        <table:table-row table:style-name="Table11.1">
          <table:table-cell table:style-name="Table11.A1" office:value-type="string">
            <text:p text:style-name="P70">Dekorasi Gedung</text:p>
          </table:table-cell>
          <table:table-cell table:style-name="Table11.A1" office:value-type="string">
            <text:p text:style-name="P71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Hiburan</text:p>
          </table:table-cell>
          <table:table-cell table:style-name="Table11.A1" office:value-type="string">
            <text:p text:style-name="P71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Dokumentasi</text:p>
          </table:table-cell>
          <table:table-cell table:style-name="Table11.A1" office:value-type="string">
            <text:p text:style-name="P71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Katering Gedung</text:p>
          </table:table-cell>
          <table:table-cell table:style-name="Table11.A1" office:value-type="string">
            <text:p text:style-name="P71"/>
          </table:table-cell>
          <table:table-cell table:style-name="Table11.C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0">Katering Rumah</text:p>
          </table:table-cell>
          <table:table-cell table:style-name="Table11.A1" office:value-type="string">
            <text:p text:style-name="P71"/>
          </table:table-cell>
          <table:table-cell table:style-name="Table11.C1" office:value-type="string">
            <text:p text:style-name="P71"/>
          </table:table-cell>
        </table:table-row>
      </table:table>
      <text:p text:style-name="P24"/>
      <text:p text:style-name="P3"/>
      <text:p text:style-name="P65">DENAH GEDUNG RESEPSI</text:p>
      <text:p text:style-name="P1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R PL UMing HK1" svg:font-family="'AR PL UMing HK'" style:font-pitch="variable"/>
    <style:font-face style:name="Lohit Hindi2" svg:font-family="'Lohit Hindi'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Gill Sans MT" svg:font-family="'Gill Sans M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Batang" style:font-size-asian="12pt" style:language-asian="ko" style:country-asian="KR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1" style:family="paragraph" style:parent-style-name="Heading_20_1">
      <style:paragraph-properties fo:margin-top="0cm" fo:margin-bottom="0cm" fo:line-height="150%"/>
      <style:text-properties style:font-name="Tahoma" fo:font-size="10pt" style:text-underline-style="solid" style:text-underline-width="auto" style:text-underline-color="font-color" style:letter-kerning="true" style:font-name-asian="MS Mincho" style:font-size-asian="10pt" style:font-name-complex="Tahoma" style:font-size-complex="10pt" style:font-weight-complex="normal"/>
    </style:style>
    <style:style style:name="H3" style:family="paragraph" style:parent-style-name="Heading_20_3">
      <style:paragraph-properties fo:margin="100%" fo:margin-left="0cm" fo:margin-right="0cm" fo:margin-top="0cm" fo:margin-bottom="0cm" fo:text-align="justify" style:justify-single-word="false" fo:orphans="0" fo:widows="0" fo:text-indent="1.27cm" style:auto-text-indent="false"/>
      <style:text-properties fo:font-size="11pt" fo:language="en" fo:country="GB" style:letter-kerning="true" style:font-name-asian="SimSun" style:font-size-asian="11pt" style:language-asian="zh" style:country-asian="CN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orphans="0" fo:widows="0">
        <style:tab-stops>
          <style:tab-stop style:position="15.222cm" style:type="right" style:leader-style="solid" style:leader-text="_"/>
        </style:tab-stops>
      </style:paragraph-properties>
      <style:text-properties fo:text-transform="uppercase" style:font-name="Arial" fo:font-size="10pt" style:text-underline-style="solid" style:text-underline-width="auto" style:text-underline-color="font-color" fo:font-weight="bold" style:letter-kerning="true" style:font-name-asian="SimSun" style:font-size-asian="10pt" style:language-asian="zh" style:country-asian="CN" style:font-weight-asian="bold" style:font-name-complex="Arial" style:font-size-complex="11pt" style:font-weight-complex="bold"/>
    </style:style>
    <style:style style:name="H4" style:family="paragraph" style:parent-style-name="Heading_20_4">
      <style:paragraph-properties fo:margin-top="0cm" fo:margin-bottom="0cm" fo:text-align="justify" style:justify-single-word="false" fo:orphans="0" fo:widows="0"/>
      <style:text-properties fo:font-size="11pt" style:letter-kerning="true" style:font-name-asian="SimSun" style:font-size-asian="11pt" style:language-asian="zh" style:country-asian="CN"/>
    </style:style>
    <style:style style:name="H2" style:family="paragraph" style:parent-style-name="Heading_20_2" style:default-outline-level="2">
      <style:paragraph-properties fo:line-height="150%"/>
      <style:text-properties style:font-name="Tahoma" fo:font-size="9pt" fo:font-style="normal" style:font-name-asian="Times New Roman" style:font-size-asian="9pt" style:font-style-asian="normal" style:font-name-complex="Tahoma" style:font-size-complex="10pt" style:font-style-complex="normal" style:font-weight-complex="normal"/>
    </style:style>
    <style:style style:name="H3_20__28_new_29_" style:display-name="H3 (new)" style:family="paragraph" style:parent-style-name="H3" style:next-style-name="H3">
      <style:paragraph-properties fo:margin="100%" fo:margin-left="1.27cm" fo:margin-right="0cm" fo:margin-top="0cm" fo:margin-bottom="0cm" fo:text-indent="-0.635cm" style:auto-text-indent="false"/>
      <style:text-properties fo:language="en" fo:country="US" style:letter-kerning="true" style:font-name-asian="Times New Roman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Arial" style:font-name-complex="Aria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9z0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5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3z0" style:family="text">
      <style:text-properties style:font-name="Symbol" style:font-name-complex="Symbol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9z0" style:family="text">
      <style:text-properties style:font-name="Symbol" style:font-name-complex="Symbol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4z0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6z0" style:family="text">
      <style:text-properties style:font-name="Symbol" style:font-name-complex="Symbol"/>
    </style:style>
    <style:style style:name="WW8Num57z0" style:family="text">
      <style:text-properties style:font-name="Symbol" style:font-name-complex="Symbol"/>
    </style:style>
    <style:style style:name="WW8Num58z0" style:family="text">
      <style:text-properties style:font-name="Symbol" style:font-name-complex="Symbol"/>
    </style:style>
    <style:style style:name="WW8Num59z0" style:family="text">
      <style:text-properties style:font-name="Symbol" style:font-name-complex="Symbol"/>
    </style:style>
    <style:style style:name="WW8Num60z0" style:family="text">
      <style:text-properties style:font-name="Symbol" style:font-name-complex="Symbol"/>
    </style:style>
    <style:style style:name="WW8Num63z0" style:family="text">
      <style:text-properties style:font-name="Symbol" style:font-name-complex="Symbol"/>
    </style:style>
    <style:style style:name="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1z2" style:family="text">
      <style:text-properties style:font-name="Wingdings" style:font-name-complex="Wingdings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6z5" style:family="text">
      <style:text-properties style:font-name="Wingdings" style:font-name-complex="Wingdings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 style:font-name-complex="Wingdings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6z0" style:family="text">
      <style:text-properties style:font-name="Symbol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0z0" style:family="text">
      <style:text-properties style:font-name="Symbol" style:font-name-complex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51cm" fo:text-indent="-0.635cm" fo:margin-left="11.4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9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9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9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51cm" fo:text-indent="-0.635cm" fo:margin-left="11.4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ajan Pro" fo:font-size="9pt" style:font-size-asian="9pt" style:font-name-complex="Trajan Pro" style:font-size-complex="9pt"/>
    </style:style>
    <style:style style:name="MT1" style:family="text">
      <style:text-properties fo:font-size="10pt" style:font-size-asian="10pt" style:font-name-complex="Copperplate Gothic Bold" style:font-size-complex="10pt"/>
    </style:style>
    <style:style style:name="MT2" style:family="text">
      <style:text-properties style:font-name="Copperplate Gothic Bold" fo:font-size="10pt" style:font-name-asian="Copperplate Gothic Bold" style:font-size-asian="10pt" style:font-name-complex="Copperplate Gothic Bold" style:font-size-complex="10pt"/>
    </style:style>
    <style:page-layout style:name="Mpm1">
      <style:page-layout-properties fo:page-width="21.001cm" fo:page-height="29.7cm" style:num-format="1" style:print-orientation="portrait" fo:margin-top="2.63cm" fo:margin-bottom="2.63cm" fo:margin-left="0.273cm" fo:margin-right="1.543cm" fo:border-top="1.5pt double #808080" fo:border-bottom="1.5pt double #808080" fo:border-left="1.5pt double #808080" fo:border-right="1.5pt double #808080" style:border-line-width-top="0.053cm 0.035cm 0.026cm" style:border-line-width-bottom="0.026cm 0.035cm 0.053cm" style:border-line-width-left="0.053cm 0.035cm 0.026cm" style:border-line-width-right="0.026cm 0.035cm 0.053cm" fo:padding-top="1.094cm" fo:padding-bottom="1.094cm" fo:padding-left="1.058cm" fo:padding-right="0.42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2.143cm" fo:margin-left="0.273cm" fo:margin-right="1.543cm" fo:border-top="1.5pt double #808080" fo:border-bottom="1.5pt double #808080" fo:border-left="1.5pt double #808080" fo:border-right="1.5pt double #808080" style:border-line-width-top="0.053cm 0.035cm 0.026cm" style:border-line-width-bottom="0.026cm 0.035cm 0.053cm" style:border-line-width-left="0.053cm 0.035cm 0.026cm" style:border-line-width-right="0.026cm 0.035cm 0.053cm" fo:padding-top="1.094cm" fo:padding-bottom="1.094cm" fo:padding-left="1.058cm" fo:padding-right="0.42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.237cm" fo:margin-bottom="2.517cm" fo:margin-left="0.273cm" fo:margin-right="1.543cm" fo:border-top="1.5pt double #808080" fo:border-bottom="1.5pt double #808080" fo:border-left="1.5pt double #808080" fo:border-right="1.5pt double #808080" style:border-line-width-top="0.053cm 0.035cm 0.026cm" style:border-line-width-bottom="0.026cm 0.035cm 0.053cm" style:border-line-width-left="0.053cm 0.035cm 0.026cm" style:border-line-width-right="0.026cm 0.035cm 0.053cm" fo:padding-top="0cm" fo:padding-bottom="0cm" fo:padding-left="1.058cm" fo:padding-right="0.42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0.392cm" fo:margin-bottom="0.34cm" fo:margin-left="0.273cm" fo:margin-right="1.543cm" fo:border-top="1.5pt double #808080" fo:border-bottom="1.5pt double #808080" fo:border-left="1.5pt double #808080" fo:border-right="1.5pt double #808080" style:border-line-width-top="0.053cm 0.035cm 0.026cm" style:border-line-width-bottom="0.026cm 0.035cm 0.053cm" style:border-line-width-left="0.053cm 0.035cm 0.026cm" style:border-line-width-right="0.026cm 0.035cm 0.053cm" fo:padding-top="0cm" fo:padding-bottom="0cm" fo:padding-left="1.058cm" fo:padding-right="0.42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45cm" fo:margin-left="0cm" fo:margin-right="0cm" fo:margin-bottom="2.746cm" style:dynamic-spacing="true"/>
      </style:header-style>
      <style:footer-style>
        <style:header-footer-properties fo:min-height="2.177cm" fo:margin-left="0cm" fo:margin-right="0cm" fo:margin-top="2.078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MP1"/>
      </style:header>
      <style:footer>
        <text:p text:style-name="Footer"><text:span text:style-name="Page_20_Number"><text:span text:style-name="MT1"><text:page-number text:select-page="current"/></text:span></text:span><text:span text:style-name="Page_20_Number"><text:span text:style-name="MT2"> <text:s text:c="111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KU PANDUAN </dc:title>
    <meta:initial-creator>User</meta:initial-creator>
    <meta:creation-date>2008-06-25T20:46:00</meta:creation-date>
    <dc:creator>Yohanes Suyanto</dc:creator>
    <dc:date>2012-06-26T16:17:31</dc:date>
    <meta:print-date>2007-04-15T11:09:00</meta:print-date>
    <meta:editing-cycles>14</meta:editing-cycles>
    <meta:editing-duration>PT1H1M50S</meta:editing-duration>
    <meta:generator>LibreOffice/3.5$Linux_x86 LibreOffice_project/350m1$Build-13</meta:generator>
    <meta:document-statistic meta:table-count="6" meta:image-count="0" meta:object-count="0" meta:page-count="11" meta:paragraph-count="291" meta:word-count="1157" meta:character-count="7331" meta:non-whitespace-character-count="6685"/>
    <meta:user-defined meta:name="Info 1"/>
    <meta:user-defined meta:name="Info 2"/>
    <meta:user-defined meta:name="Info 3"/>
    <meta:user-defined meta:name="Info 4"/>
  </office:meta>
</office:document-meta>
</file>